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monospace" svg:font-family="monospace, monospace"/>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5">
      <style:paragraph-properties>
        <style:tab-stops>
          <style:tab-stop style:position="6.6929in" style:type="right" style:leader-style="dotted" style:leader-text="."/>
        </style:tab-stops>
      </style:paragraph-properties>
    </style:style>
    <style:style style:name="P172" style:family="paragraph" style:parent-style-name="Contents_20_6">
      <style:paragraph-properties>
        <style:tab-stops>
          <style:tab-stop style:position="6.6929in" style:type="right" style:leader-style="dotted" style:leader-text="."/>
        </style:tab-stops>
      </style:paragraph-properties>
    </style:style>
    <style:style style:name="P173" style:family="paragraph" style:parent-style-name="Heading_20_1">
      <style:text-properties style:font-name="arial" officeooo:rsid="002094fe" officeooo:paragraph-rsid="002094fe"/>
    </style:style>
    <style:style style:name="P174" style:family="paragraph" style:parent-style-name="Heading_20_1">
      <style:text-properties style:font-name="arial" officeooo:rsid="00218105" officeooo:paragraph-rsid="00218105"/>
    </style:style>
    <style:style style:name="P175" style:family="paragraph" style:parent-style-name="Heading_20_1">
      <style:text-properties style:font-name="arial"/>
    </style:style>
    <style:style style:name="P176" style:family="paragraph" style:parent-style-name="Heading_20_2">
      <style:text-properties style:font-name="arial"/>
    </style:style>
    <style:style style:name="P177" style:family="paragraph" style:parent-style-name="Heading_20_2">
      <style:text-properties officeooo:rsid="00536176" officeooo:paragraph-rsid="007dc38c"/>
    </style:style>
    <style:style style:name="P178" style:family="paragraph" style:parent-style-name="Heading_20_2">
      <style:text-properties officeooo:paragraph-rsid="0088faef"/>
    </style:style>
    <style:style style:name="P179" style:family="paragraph" style:parent-style-name="Heading_20_2">
      <style:text-properties officeooo:rsid="00c1ab31" officeooo:paragraph-rsid="00c2be0e"/>
    </style:style>
    <style:style style:name="P180" style:family="paragraph" style:parent-style-name="Heading_20_2">
      <style:text-properties officeooo:paragraph-rsid="00c8497f"/>
    </style:style>
    <style:style style:name="P181" style:family="paragraph" style:parent-style-name="Preformatted_20_Text" style:list-style-name="L17">
      <style:paragraph-properties style:writing-mode="lr-tb"/>
    </style:style>
    <style:style style:name="P182" style:family="paragraph" style:parent-style-name="Preformatted_20_Text" style:list-style-name="L17">
      <style:paragraph-properties fo:margin-top="0in" fo:margin-bottom="0.1965in" style:contextual-spacing="false" style:writing-mode="lr-tb"/>
    </style:style>
    <style:style style:name="P183" style:family="paragraph" style:parent-style-name="Preformatted_20_Text" style:list-style-name="L17">
      <style:text-properties style:font-name="arial"/>
    </style:style>
    <style:style style:name="P184" style:family="paragraph" style:parent-style-name="Preformatted_20_Text">
      <style:paragraph-properties style:writing-mode="lr-tb"/>
    </style:style>
    <style:style style:name="P185" style:family="paragraph" style:parent-style-name="Preformatted_20_Text">
      <style:paragraph-properties fo:margin-top="0in" fo:margin-bottom="0.1965in" style:contextual-spacing="false" style:writing-mode="lr-tb"/>
    </style:style>
    <style:style style:name="P186" style:family="paragraph" style:parent-style-name="Preformatted_20_Text" style:list-style-name="L33"/>
    <style:style style:name="P187" style:family="paragraph" style:parent-style-name="Preformatted_20_Text" style:list-style-name="L33">
      <style:paragraph-properties style:writing-mode="lr-tb"/>
    </style:style>
    <style:style style:name="P188" style:family="paragraph" style:parent-style-name="Preformatted_20_Text" style:list-style-name="L33">
      <style:paragraph-properties fo:margin-top="0in" fo:margin-bottom="0.1965in" style:contextual-spacing="false" style:writing-mode="lr-tb"/>
    </style:style>
    <style:style style:name="P189" style:family="paragraph" style:parent-style-name="Preformatted_20_Text">
      <style:paragraph-properties style:writing-mode="lr-tb"/>
      <style:text-properties officeooo:paragraph-rsid="00a9c0dc"/>
    </style:style>
    <style:style style:name="P190" style:family="paragraph" style:parent-style-name="Standard">
      <style:text-properties officeooo:paragraph-rsid="00a55a52"/>
    </style:style>
    <style:style style:name="P191"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2" style:family="paragraph" style:parent-style-name="Standard">
      <style:text-properties officeooo:rsid="00a55a52" officeooo:paragraph-rsid="00a55a52"/>
    </style:style>
    <style:style style:name="P193" style:family="paragraph" style:parent-style-name="Standard">
      <style:text-properties officeooo:rsid="00a37e9b" officeooo:paragraph-rsid="00a37e9b"/>
    </style:style>
    <style:style style:name="P194" style:family="paragraph" style:parent-style-name="Standard">
      <style:text-properties officeooo:rsid="00a76b7e" officeooo:paragraph-rsid="00a76b7e"/>
    </style:style>
    <style:style style:name="P195"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6" style:family="paragraph" style:parent-style-name="Standard">
      <style:text-properties officeooo:rsid="00a9c0dc" officeooo:paragraph-rsid="00a9c0dc"/>
    </style:style>
    <style:style style:name="P197" style:family="paragraph" style:parent-style-name="Standard">
      <style:text-properties officeooo:rsid="00af28e0" officeooo:paragraph-rsid="00af28e0"/>
    </style:style>
    <style:style style:name="P198"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99" style:family="paragraph" style:parent-style-name="Standard">
      <style:text-properties officeooo:rsid="00b02af9" officeooo:paragraph-rsid="00b02af9"/>
    </style:style>
    <style:style style:name="P200" style:family="paragraph" style:parent-style-name="Standard">
      <style:text-properties officeooo:rsid="00b33970" officeooo:paragraph-rsid="00b33970"/>
    </style:style>
    <style:style style:name="P201" style:family="paragraph" style:parent-style-name="Standard">
      <style:text-properties officeooo:rsid="00b33970" officeooo:paragraph-rsid="00b561c0"/>
    </style:style>
    <style:style style:name="P202" style:family="paragraph" style:parent-style-name="Standard">
      <style:text-properties officeooo:rsid="00b33970" officeooo:paragraph-rsid="00ba78c9"/>
    </style:style>
    <style:style style:name="P203" style:family="paragraph" style:parent-style-name="Standard">
      <style:text-properties officeooo:paragraph-rsid="009f58b4"/>
    </style:style>
    <style:style style:name="P204" style:family="paragraph" style:parent-style-name="Standard">
      <style:text-properties officeooo:rsid="00b84a90" officeooo:paragraph-rsid="00b84a90"/>
    </style:style>
    <style:style style:name="P205" style:family="paragraph" style:parent-style-name="Standard">
      <style:text-properties fo:font-size="6pt" officeooo:rsid="00b84a90" officeooo:paragraph-rsid="00b84a90" style:font-size-asian="5.25pt" style:font-size-complex="6pt"/>
    </style:style>
    <style:style style:name="P206" style:family="paragraph" style:parent-style-name="Standard">
      <style:text-properties fo:font-size="6pt" officeooo:paragraph-rsid="009f58b4" style:font-size-asian="5.25pt" style:font-size-complex="6pt"/>
    </style:style>
    <style:style style:name="P207" style:family="paragraph" style:parent-style-name="Standard">
      <style:text-properties officeooo:rsid="00c1ab31" officeooo:paragraph-rsid="00c1ab31"/>
    </style:style>
    <style:style style:name="P208" style:family="paragraph" style:parent-style-name="Text_20_body" style:list-style-name="L1">
      <style:paragraph-properties fo:margin-top="0in" fo:margin-bottom="0in" style:contextual-spacing="false"/>
      <style:text-properties style:font-name="arial"/>
    </style:style>
    <style:style style:name="P209" style:family="paragraph" style:parent-style-name="Text_20_body" style:list-style-name="L6">
      <style:text-properties style:font-name="arial"/>
    </style:style>
    <style:style style:name="P210" style:family="paragraph" style:parent-style-name="Text_20_body" style:list-style-name="L7">
      <style:text-properties style:font-name="arial"/>
    </style:style>
    <style:style style:name="P211" style:family="paragraph" style:parent-style-name="Text_20_body" style:list-style-name="L9">
      <style:text-properties style:font-name="arial"/>
    </style:style>
    <style:style style:name="P212" style:family="paragraph" style:parent-style-name="Text_20_body" style:list-style-name="L11">
      <style:paragraph-properties fo:margin-top="0in" fo:margin-bottom="0in" style:contextual-spacing="false"/>
      <style:text-properties style:font-name="arial"/>
    </style:style>
    <style:style style:name="P213" style:family="paragraph" style:parent-style-name="Text_20_body" style:list-style-name="L12">
      <style:paragraph-properties fo:margin-top="0in" fo:margin-bottom="0in" style:contextual-spacing="false"/>
      <style:text-properties style:font-name="arial"/>
    </style:style>
    <style:style style:name="P214" style:family="paragraph" style:parent-style-name="Text_20_body" style:list-style-name="L13">
      <style:text-properties style:font-name="arial"/>
    </style:style>
    <style:style style:name="P215" style:family="paragraph" style:parent-style-name="Text_20_body" style:list-style-name="L17">
      <style:text-properties style:font-name="arial"/>
    </style:style>
    <style:style style:name="P216" style:family="paragraph" style:parent-style-name="Text_20_body" style:list-style-name="L2">
      <style:paragraph-properties fo:margin-top="0in" fo:margin-bottom="0in" style:contextual-spacing="false"/>
    </style:style>
    <style:style style:name="P217" style:family="paragraph" style:parent-style-name="Text_20_body" style:list-style-name="L3">
      <style:paragraph-properties fo:margin-top="0in" fo:margin-bottom="0in" style:contextual-spacing="false"/>
    </style:style>
    <style:style style:name="P218" style:family="paragraph" style:parent-style-name="Text_20_body" style:list-style-name="L4"/>
    <style:style style:name="P219" style:family="paragraph" style:parent-style-name="Text_20_body" style:list-style-name="L5"/>
    <style:style style:name="P220" style:family="paragraph" style:parent-style-name="Text_20_body" style:list-style-name="L6"/>
    <style:style style:name="P221" style:family="paragraph" style:parent-style-name="Text_20_body" style:list-style-name="L6">
      <style:paragraph-properties fo:margin-top="0in" fo:margin-bottom="0in" style:contextual-spacing="false"/>
    </style:style>
    <style:style style:name="P222" style:family="paragraph" style:parent-style-name="Text_20_body" style:list-style-name="L7"/>
    <style:style style:name="P223" style:family="paragraph" style:parent-style-name="Text_20_body" style:list-style-name="L7">
      <style:paragraph-properties fo:margin-top="0in" fo:margin-bottom="0in" style:contextual-spacing="false"/>
    </style:style>
    <style:style style:name="P224" style:family="paragraph" style:parent-style-name="Text_20_body" style:list-style-name="L8"/>
    <style:style style:name="P225" style:family="paragraph" style:parent-style-name="Text_20_body" style:list-style-name="L9"/>
    <style:style style:name="P226" style:family="paragraph" style:parent-style-name="Text_20_body" style:list-style-name="L10"/>
    <style:style style:name="P227" style:family="paragraph" style:parent-style-name="Text_20_body" style:list-style-name="L10">
      <style:paragraph-properties fo:margin-top="0in" fo:margin-bottom="0in" style:contextual-spacing="false"/>
    </style:style>
    <style:style style:name="P228" style:family="paragraph" style:parent-style-name="Text_20_body" style:list-style-name="L11"/>
    <style:style style:name="P229" style:family="paragraph" style:parent-style-name="Text_20_body" style:list-style-name="L11">
      <style:paragraph-properties fo:margin-top="0in" fo:margin-bottom="0in" style:contextual-spacing="false"/>
    </style:style>
    <style:style style:name="P230" style:family="paragraph" style:parent-style-name="Text_20_body" style:list-style-name="L12"/>
    <style:style style:name="P231" style:family="paragraph" style:parent-style-name="Text_20_body" style:list-style-name="L13"/>
    <style:style style:name="P232" style:family="paragraph" style:parent-style-name="Text_20_body" style:list-style-name="L14"/>
    <style:style style:name="P233" style:family="paragraph" style:parent-style-name="Text_20_body" style:list-style-name="L15"/>
    <style:style style:name="P234" style:family="paragraph" style:parent-style-name="Text_20_body" style:list-style-name="L15">
      <style:paragraph-properties fo:margin-top="0in" fo:margin-bottom="0in" style:contextual-spacing="false"/>
    </style:style>
    <style:style style:name="P235" style:family="paragraph" style:parent-style-name="Text_20_body" style:list-style-name="L16"/>
    <style:style style:name="P236" style:family="paragraph" style:parent-style-name="Text_20_body" style:list-style-name="L16">
      <style:paragraph-properties fo:margin-top="0in" fo:margin-bottom="0in" style:contextual-spacing="false"/>
    </style:style>
    <style:style style:name="P237" style:family="paragraph" style:parent-style-name="Text_20_body" style:list-style-name="L17"/>
    <style:style style:name="P238" style:family="paragraph" style:parent-style-name="Text_20_body" style:list-style-name="L17">
      <style:paragraph-properties fo:margin-top="0in" fo:margin-bottom="0in" style:contextual-spacing="false"/>
    </style:style>
    <style:style style:name="P239" style:family="paragraph" style:parent-style-name="Text_20_body" style:list-style-name="L18"/>
    <style:style style:name="P240" style:family="paragraph" style:parent-style-name="Text_20_body" style:list-style-name="L18">
      <style:paragraph-properties fo:margin-top="0in" fo:margin-bottom="0in" style:contextual-spacing="false"/>
    </style:style>
    <style:style style:name="P241" style:family="paragraph" style:parent-style-name="Text_20_body" style:list-style-name="L19"/>
    <style:style style:name="P242" style:family="paragraph" style:parent-style-name="Text_20_body" style:list-style-name="L19">
      <style:paragraph-properties fo:margin-top="0in" fo:margin-bottom="0in" style:contextual-spacing="false"/>
    </style:style>
    <style:style style:name="P243" style:family="paragraph" style:parent-style-name="Text_20_body" style:list-style-name="L20"/>
    <style:style style:name="P244" style:family="paragraph" style:parent-style-name="Text_20_body" style:list-style-name="L20">
      <style:paragraph-properties fo:margin-top="0in" fo:margin-bottom="0in" style:contextual-spacing="false"/>
    </style:style>
    <style:style style:name="P245" style:family="paragraph" style:parent-style-name="Text_20_body" style:list-style-name="L21"/>
    <style:style style:name="P246" style:family="paragraph" style:parent-style-name="Text_20_body" style:list-style-name="L21">
      <style:paragraph-properties fo:margin-top="0in" fo:margin-bottom="0in" style:contextual-spacing="false"/>
    </style:style>
    <style:style style:name="P247" style:family="paragraph" style:parent-style-name="Text_20_body">
      <style:text-properties officeooo:rsid="00a76b7e" officeooo:paragraph-rsid="00a76b7e"/>
    </style:style>
    <style:style style:name="P248" style:family="paragraph" style:parent-style-name="Text_20_body" style:list-style-name="L22"/>
    <style:style style:name="P249" style:family="paragraph" style:parent-style-name="Text_20_body" style:list-style-name="L22">
      <style:paragraph-properties fo:margin-top="0in" fo:margin-bottom="0in" style:contextual-spacing="false"/>
    </style:style>
    <style:style style:name="P250" style:family="paragraph" style:parent-style-name="Text_20_body" style:list-style-name="L23"/>
    <style:style style:name="P251" style:family="paragraph" style:parent-style-name="Text_20_body" style:list-style-name="L23">
      <style:paragraph-properties fo:margin-top="0in" fo:margin-bottom="0in" style:contextual-spacing="false"/>
    </style:style>
    <style:style style:name="P252" style:family="paragraph" style:parent-style-name="Text_20_body" style:list-style-name="L24"/>
    <style:style style:name="P253" style:family="paragraph" style:parent-style-name="Text_20_body" style:list-style-name="L24">
      <style:paragraph-properties fo:margin-top="0in" fo:margin-bottom="0in" style:contextual-spacing="false"/>
    </style:style>
    <style:style style:name="P254" style:family="paragraph" style:parent-style-name="Text_20_body" style:list-style-name="L25"/>
    <style:style style:name="P255" style:family="paragraph" style:parent-style-name="Text_20_body" style:list-style-name="L25">
      <style:paragraph-properties fo:margin-top="0in" fo:margin-bottom="0in" style:contextual-spacing="false"/>
    </style:style>
    <style:style style:name="P256" style:family="paragraph" style:parent-style-name="Text_20_body" style:list-style-name="L26"/>
    <style:style style:name="P257" style:family="paragraph" style:parent-style-name="Text_20_body" style:list-style-name="L27"/>
    <style:style style:name="P258" style:family="paragraph" style:parent-style-name="Text_20_body" style:list-style-name="L27">
      <style:paragraph-properties fo:margin-top="0in" fo:margin-bottom="0in" style:contextual-spacing="false"/>
    </style:style>
    <style:style style:name="P259" style:family="paragraph" style:parent-style-name="Text_20_body" style:list-style-name="L28"/>
    <style:style style:name="P260" style:family="paragraph" style:parent-style-name="Text_20_body" style:list-style-name="L28">
      <style:paragraph-properties fo:margin-top="0in" fo:margin-bottom="0in" style:contextual-spacing="false"/>
    </style:style>
    <style:style style:name="P261" style:family="paragraph" style:parent-style-name="Text_20_body" style:list-style-name="L29"/>
    <style:style style:name="P262" style:family="paragraph" style:parent-style-name="Text_20_body" style:list-style-name="L29">
      <style:paragraph-properties fo:margin-top="0in" fo:margin-bottom="0in" style:contextual-spacing="false"/>
    </style:style>
    <style:style style:name="P263" style:family="paragraph" style:parent-style-name="Text_20_body" style:list-style-name="L30"/>
    <style:style style:name="P264" style:family="paragraph" style:parent-style-name="Text_20_body" style:list-style-name="L30">
      <style:paragraph-properties fo:margin-top="0in" fo:margin-bottom="0in" style:contextual-spacing="false"/>
    </style:style>
    <style:style style:name="P265" style:family="paragraph" style:parent-style-name="Text_20_body" style:list-style-name="L31"/>
    <style:style style:name="P266" style:family="paragraph" style:parent-style-name="Text_20_body" style:list-style-name="L31">
      <style:paragraph-properties fo:margin-top="0in" fo:margin-bottom="0in" style:contextual-spacing="false"/>
    </style:style>
    <style:style style:name="P267" style:family="paragraph" style:parent-style-name="Text_20_body" style:list-style-name="L32"/>
    <style:style style:name="P268" style:family="paragraph" style:parent-style-name="Text_20_body" style:list-style-name="L32">
      <style:paragraph-properties fo:margin-top="0in" fo:margin-bottom="0in" style:contextual-spacing="false"/>
    </style:style>
    <style:style style:name="P269" style:family="paragraph" style:parent-style-name="Text_20_body" style:list-style-name="L33"/>
    <style:style style:name="P270" style:family="paragraph" style:parent-style-name="Text_20_body" style:list-style-name="L33">
      <style:paragraph-properties fo:margin-top="0in" fo:margin-bottom="0in" style:contextual-spacing="false"/>
    </style:style>
    <style:style style:name="P271" style:family="paragraph" style:parent-style-name="Text_20_body">
      <style:text-properties officeooo:rsid="00b1612a" officeooo:paragraph-rsid="00b1612a"/>
    </style:style>
    <style:style style:name="P272" style:family="paragraph" style:parent-style-name="Text_20_body">
      <style:text-properties officeooo:rsid="00c8497f" officeooo:paragraph-rsid="00c8497f"/>
    </style:style>
    <style:style style:name="P273" style:family="paragraph" style:parent-style-name="Text_20_body">
      <style:text-properties officeooo:paragraph-rsid="00c8497f"/>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style:font-size-asian="10pt" style:font-style-asian="normal"/>
    </style:style>
    <style:style style:name="T53" style:family="text">
      <style:text-properties fo:color="#7a7e85" loext:opacity="100%" fo:font-size="10pt" fo:font-style="normal" style:font-size-asian="10pt" style:font-style-asian="normal"/>
    </style:style>
    <style:style style:name="T54" style:family="text">
      <style:text-properties fo:color="#7a7e85" loext:opacity="100%" fo:font-size="10pt" style:font-size-asian="10pt"/>
    </style:style>
    <style:style style:name="T55" style:family="text">
      <style:text-properties fo:color="#c77dba" loext:opacity="100%" style:font-name="JetBrains Mono" fo:font-size="10pt" fo:font-style="italic" fo:font-weight="normal" style:font-size-asian="10pt" style:font-style-asian="italic" style:font-weight-asian="normal"/>
    </style:style>
    <style:style style:name="T56" style:family="text">
      <style:text-properties fo:color="#c77dba" loext:opacity="100%" style:font-name="JetBrains Mono" fo:font-size="10pt" fo:font-style="italic" style:font-size-asian="10pt" style:font-style-asian="italic"/>
    </style:style>
    <style:style style:name="T57" style:family="text">
      <style:text-properties fo:color="#c77dba" loext:opacity="100%" fo:font-size="10pt" fo:font-style="italic" style:font-size-asian="10pt" style:font-style-asian="italic"/>
    </style:style>
    <style:style style:name="T58" style:family="text">
      <style:text-properties fo:color="#000000" loext:opacity="100%"/>
    </style:style>
    <style:style style:name="T59" style:family="text">
      <style:text-properties fo:color="#000000" loext:opacity="100%" fo:font-style="italic"/>
    </style:style>
    <style:style style:name="T6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1" style:family="text">
      <style:text-properties fo:color="#000000" loext:opacity="100%" style:font-name="JetBrains Mono" fo:font-size="10pt" fo:font-style="normal" fo:font-weight="normal" style:font-size-asian="10pt" style:font-style-asian="normal" style:font-weight-asian="normal"/>
    </style:style>
    <style:style style:name="T62" style:family="text">
      <style:text-properties fo:color="#000000" loext:opacity="100%" style:font-name="arial" fo:font-size="12pt" fo:font-weight="normal" officeooo:rsid="002d01c0" style:font-size-asian="12pt" style:font-weight-asian="normal" style:font-size-complex="12pt" style:font-weight-complex="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fo:font-size="10pt" fo:font-style="normal" style:font-size-asian="10pt" style:font-style-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fo:font-size="10pt" fo:font-style="normal" style:font-size-asian="10pt" style:font-style-asian="normal"/>
    </style:style>
    <style:style style:name="T74" style:family="text">
      <style:text-properties officeooo:rsid="0037a74b"/>
    </style:style>
    <style:style style:name="T75" style:family="text">
      <style:text-properties fo:font-style="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officeooo:rsid="0053df1e"/>
    </style:style>
    <style:style style:name="T87" style:family="text">
      <style:text-properties officeooo:rsid="00542a94"/>
    </style:style>
    <style:style style:name="T88" style:family="text">
      <style:text-properties officeooo:rsid="005e3ff0"/>
    </style:style>
    <style:style style:name="T89" style:family="text">
      <style:text-properties officeooo:rsid="0060804e"/>
    </style:style>
    <style:style style:name="T9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style:font-size-asian="10pt" style:font-style-asian="italic"/>
    </style:style>
    <style:style style:name="T9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4" style:family="text">
      <style:text-properties officeooo:rsid="00647d40"/>
    </style:style>
    <style:style style:name="T95" style:family="text">
      <style:text-properties officeooo:rsid="0076bf88"/>
    </style:style>
    <style:style style:name="T96" style:family="text">
      <style:text-properties officeooo:rsid="00799c64"/>
    </style:style>
    <style:style style:name="T97" style:family="text">
      <style:text-properties officeooo:rsid="007a834b"/>
    </style:style>
    <style:style style:name="T98" style:family="text">
      <style:text-properties officeooo:rsid="007dc38c"/>
    </style:style>
    <style:style style:name="T99" style:family="text">
      <style:text-properties officeooo:rsid="008039e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88faef"/>
    </style:style>
    <style:style style:name="T102" style:family="text">
      <style:text-properties officeooo:rsid="008c1674"/>
    </style:style>
    <style:style style:name="T103" style:family="text">
      <style:text-properties officeooo:rsid="008c5dca"/>
    </style:style>
    <style:style style:name="T104" style:family="text">
      <style:text-properties officeooo:rsid="008cca11"/>
    </style:style>
    <style:style style:name="T105" style:family="text">
      <style:text-properties officeooo:rsid="008ea058"/>
    </style:style>
    <style:style style:name="T106" style:family="text">
      <style:text-properties officeooo:rsid="0092c199"/>
    </style:style>
    <style:style style:name="T107" style:family="text">
      <style:text-properties officeooo:rsid="0094502d"/>
    </style:style>
    <style:style style:name="T108" style:family="text">
      <style:text-properties officeooo:rsid="00955442"/>
    </style:style>
    <style:style style:name="T109" style:family="text">
      <style:text-properties officeooo:rsid="0096ad3c"/>
    </style:style>
    <style:style style:name="T110" style:family="text">
      <style:text-properties officeooo:rsid="009a8b46"/>
    </style:style>
    <style:style style:name="T111" style:family="text">
      <style:text-properties officeooo:rsid="009ba355"/>
    </style:style>
    <style:style style:name="T112" style:family="text">
      <style:text-properties officeooo:rsid="00a37e9b"/>
    </style:style>
    <style:style style:name="T113" style:family="text">
      <style:text-properties officeooo:rsid="00a42ab9"/>
    </style:style>
    <style:style style:name="T114" style:family="text">
      <style:text-properties officeooo:rsid="00a75406"/>
    </style:style>
    <style:style style:name="T115" style:family="text">
      <style:text-properties officeooo:rsid="00a88cfd"/>
    </style:style>
    <style:style style:name="T116" style:family="text">
      <style:text-properties fo:color="#c9211e" loext:opacity="100%" fo:font-weight="bold" style:font-weight-asian="bold" style:font-weight-complex="bold"/>
    </style:style>
    <style:style style:name="T117" style:family="text">
      <style:text-properties officeooo:rsid="00bc08e3"/>
    </style:style>
    <style:style style:name="T118" style:family="text">
      <style:text-properties officeooo:rsid="00c2be0e"/>
    </style:style>
    <style:style style:name="T119" style:family="text">
      <style:text-properties officeooo:rsid="00c4630a"/>
    </style:style>
    <style:style style:name="T120" style:family="text">
      <style:text-properties officeooo:rsid="00cb809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2346_3394150493" text:style-name="Index_20_Link" text:visited-style-name="Index_20_Link">Produktions-System<text:tab/>2</text:a></text:p>
          <text:p text:style-name="P167"><text:a xlink:type="simple" xlink:href="#__RefHeading___Toc2348_3394150493" text:style-name="Index_20_Link" text:visited-style-name="Index_20_Link">Backend:<text:tab/>3</text:a></text:p>
          <text:p text:style-name="P167"><text:a xlink:type="simple" xlink:href="#__RefHeading___Toc2350_3394150493" text:style-name="Index_20_Link" text:visited-style-name="Index_20_Link">Produktionsserver<text:tab/>3</text:a></text:p>
          <text:p text:style-name="P168"><text:a xlink:type="simple" xlink:href="#__RefHeading___Toc8058_3394150493" text:style-name="Index_20_Link" text:visited-style-name="Index_20_Link">Apache config:<text:tab/>3</text:a></text:p>
          <text:p text:style-name="P167"><text:a xlink:type="simple" xlink:href="#__RefHeading___Toc2352_3394150493" text:style-name="Index_20_Link" text:visited-style-name="Index_20_Link">Vuetify<text:tab/>7</text:a></text:p>
          <text:p text:style-name="P167"><text:a xlink:type="simple" xlink:href="#__RefHeading___Toc2354_3394150493" text:style-name="Index_20_Link" text:visited-style-name="Index_20_Link">Vuex-Store<text:tab/>8</text:a></text:p>
          <text:p text:style-name="P168"><text:a xlink:type="simple" xlink:href="#__RefHeading___Toc2356_3394150493" text:style-name="Index_20_Link" text:visited-style-name="Index_20_Link">Variable Anzahl an Textfeldern genieren, wie z.B. beim erfassen der externenID<text:tab/>8</text:a></text:p>
          <text:p text:style-name="P169"><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69"><text:a xlink:type="simple" xlink:href="#__RefHeading___Toc2360_3394150493" text:style-name="Index_20_Link" text:visited-style-name="Index_20_Link">Codeanalyse Schritt für Schritt<text:tab/>9</text:a></text:p>
          <text:p text:style-name="P170"><text:a xlink:type="simple" xlink:href="#__RefHeading___Toc2362_3394150493" text:style-name="Index_20_Link" text:visited-style-name="Index_20_Link">1. Überprüfung, ob textInventarNummern kürzer ist als dialogFormFields<text:tab/>9</text:a></text:p>
          <text:p text:style-name="P170"><text:a xlink:type="simple" xlink:href="#__RefHeading___Toc2364_3394150493" text:style-name="Index_20_Link" text:visited-style-name="Index_20_Link">1.1 Wenn ja, fehlende Elemente hinzufügen<text:tab/>9</text:a></text:p>
          <text:p text:style-name="P170"><text:a xlink:type="simple" xlink:href="#__RefHeading___Toc2366_3394150493" text:style-name="Index_20_Link" text:visited-style-name="Index_20_Link">2. Überprüfung, ob textInventarNummern länger ist als dialogFormFields<text:tab/>10</text:a></text:p>
          <text:p text:style-name="P170"><text:a xlink:type="simple" xlink:href="#__RefHeading___Toc2368_3394150493" text:style-name="Index_20_Link" text:visited-style-name="Index_20_Link">3. Was passiert, wenn die Längen gleich sind?<text:tab/>11</text:a></text:p>
          <text:p text:style-name="P169"><text:a xlink:type="simple" xlink:href="#__RefHeading___Toc2370_3394150493" text:style-name="Index_20_Link" text:visited-style-name="Index_20_Link">Warum ist diese Anpassung notwendig?<text:tab/>11</text:a></text:p>
          <text:p text:style-name="P169"><text:a xlink:type="simple" xlink:href="#__RefHeading___Toc2372_3394150493" text:style-name="Index_20_Link" text:visited-style-name="Index_20_Link">Beispiel zur Veranschaulichung<text:tab/>11</text:a></text:p>
          <text:p text:style-name="P170"><text:a xlink:type="simple" xlink:href="#__RefHeading___Toc2374_3394150493" text:style-name="Index_20_Link" text:visited-style-name="Index_20_Link">Szenario 1: Array ist zu kurz<text:tab/>11</text:a></text:p>
          <text:p text:style-name="P170"><text:a xlink:type="simple" xlink:href="#__RefHeading___Toc2376_3394150493" text:style-name="Index_20_Link" text:visited-style-name="Index_20_Link">Szenario 2: Array ist zu lang<text:tab/>12</text:a></text:p>
          <text:p text:style-name="P170"><text:a xlink:type="simple" xlink:href="#__RefHeading___Toc2378_3394150493" text:style-name="Index_20_Link" text:visited-style-name="Index_20_Link">Szenario 3: Array hat die richtige Länge<text:tab/>12</text:a></text:p>
          <text:p text:style-name="P169"><text:a xlink:type="simple" xlink:href="#__RefHeading___Toc2380_3394150493" text:style-name="Index_20_Link" text:visited-style-name="Index_20_Link">Zusammenfassung<text:tab/>12</text:a></text:p>
          <text:p text:style-name="P169"><text:a xlink:type="simple" xlink:href="#__RefHeading___Toc2382_3394150493" text:style-name="Index_20_Link" text:visited-style-name="Index_20_Link">Weitere Hinweise<text:tab/>13</text:a></text:p>
          <text:p text:style-name="P168"><text:a xlink:type="simple" xlink:href="#__RefHeading___Toc2384_3394150493" text:style-name="Index_20_Link" text:visited-style-name="Index_20_Link">Flexbox<text:tab/>13</text:a></text:p>
          <text:p text:style-name="P168"><text:a xlink:type="simple" xlink:href="#__RefHeading___Toc2386_3394150493" text:style-name="Index_20_Link" text:visited-style-name="Index_20_Link">Steuerung der Farben für die Fortschrifttsanzeige (Stepper) im Leihvorgang:<text:tab/>14</text:a></text:p>
          <text:p text:style-name="P169"><text:a xlink:type="simple" xlink:href="#__RefHeading___Toc2388_3394150493" text:style-name="Index_20_Link" text:visited-style-name="Index_20_Link">Schlussfolgerung<text:tab/>15</text:a></text:p>
          <text:p text:style-name="P169"><text:a xlink:type="simple" xlink:href="#__RefHeading___Toc2390_3394150493" text:style-name="Index_20_Link" text:visited-style-name="Index_20_Link">Lösungsschritte<text:tab/>15</text:a></text:p>
          <text:p text:style-name="P169"><text:a xlink:type="simple" xlink:href="#__RefHeading___Toc2392_3394150493" text:style-name="Index_20_Link" text:visited-style-name="Index_20_Link">Erklärung des Codes<text:tab/>16</text:a></text:p>
          <text:p text:style-name="P169"><text:a xlink:type="simple" xlink:href="#__RefHeading___Toc2394_3394150493" text:style-name="Index_20_Link" text:visited-style-name="Index_20_Link">Wichtige Hinweise<text:tab/>17</text:a></text:p>
          <text:p text:style-name="P169"><text:a xlink:type="simple" xlink:href="#__RefHeading___Toc2396_3394150493" text:style-name="Index_20_Link" text:visited-style-name="Index_20_Link">Zusammenfassung<text:tab/>17</text:a></text:p>
          <text:p text:style-name="P171"><text:a xlink:type="simple" xlink:href="#__RefHeading___Toc2398_3394150493" text:style-name="Index_20_Link" text:visited-style-name="Index_20_Link">You said:<text:tab/>18</text:a></text:p>
          <text:p text:style-name="P172"><text:a xlink:type="simple" xlink:href="#__RefHeading___Toc2400_3394150493" text:style-name="Index_20_Link" text:visited-style-name="Index_20_Link">ChatGPT said:<text:tab/>18</text:a></text:p>
          <text:p text:style-name="P169"><text:a xlink:type="simple" xlink:href="#__RefHeading___Toc2402_3394150493" text:style-name="Index_20_Link" text:visited-style-name="Index_20_Link">Hintergrund<text:tab/>18</text:a></text:p>
          <text:p text:style-name="P169"><text:a xlink:type="simple" xlink:href="#__RefHeading___Toc2404_3394150493" text:style-name="Index_20_Link" text:visited-style-name="Index_20_Link">Warum greifen wir auf das erste Element zu?<text:tab/>18</text:a></text:p>
          <text:p text:style-name="P169"><text:a xlink:type="simple" xlink:href="#__RefHeading___Toc2406_3394150493" text:style-name="Index_20_Link" text:visited-style-name="Index_20_Link">Beispiel<text:tab/>18</text:a></text:p>
          <text:p text:style-name="P169"><text:a xlink:type="simple" xlink:href="#__RefHeading___Toc2408_3394150493" text:style-name="Index_20_Link" text:visited-style-name="Index_20_Link">Zusammenfassung<text:tab/>19</text:a></text:p>
          <text:p text:style-name="P168"><text:a xlink:type="simple" xlink:href="#__RefHeading___Toc2410_3394150493" text:style-name="Index_20_Link" text:visited-style-name="Index_20_Link">Änderung der Anzeige ExterneInventarNummer als v-badge<text:tab/>19</text:a></text:p>
          <text:p text:style-name="P167"><text:a xlink:type="simple" xlink:href="#__RefHeading___Toc2412_3394150493" text:style-name="Index_20_Link" text:visited-style-name="Index_20_Link">Backend<text:tab/>20</text:a></text:p>
          <text:p text:style-name="P168"><text:a xlink:type="simple" xlink:href="#__RefHeading___Toc2414_3394150493" text:style-name="Index_20_Link" text:visited-style-name="Index_20_Link">Sicherheit des Backend:<text:tab/>20</text:a></text:p>
          <text:p text:style-name="P168"><text:a xlink:type="simple" xlink:href="#__RefHeading___Toc948265_3394150493" text:style-name="Index_20_Link" text:visited-style-name="Index_20_Link">artikelAbrufen() im Backend und Abfrageaufbau abhängig von den Parametern des Frontend<text:tab/>21</text:a></text:p>
          <text:p text:style-name="P168"><text:a xlink:type="simple" xlink:href="#__RefHeading___Toc13466_2902930553" text:style-name="Index_20_Link" text:visited-style-name="Index_20_Link">Klasse Lager für zentrale Buchungsvorgänge im Lager<text:tab/>23</text:a></text:p>
          <text:p text:style-name="P167"><text:a xlink:type="simple" xlink:href="#__RefHeading___Toc2416_3394150493" text:style-name="Index_20_Link" text:visited-style-name="Index_20_Link">Datenbank<text:tab/>25</text:a></text:p>
          <text:p text:style-name="P168"><text:a xlink:type="simple" xlink:href="#__RefHeading___Toc12288_3394150493" text:style-name="Index_20_Link" text:visited-style-name="Index_20_Link">Inventarbuchungen<text:tab/>25</text:a></text:p>
          <text:p text:style-name="P169"><text:a xlink:type="simple" xlink:href="#__RefHeading___Toc36506_3394150493" text:style-name="Index_20_Link" text:visited-style-name="Index_20_Link">Aufbau Leihvorgänge im Backend für die Verwaltung abrufen (/leihvorgaenge):<text:tab/>25</text:a></text:p>
          <text:p text:style-name="P168"><text:a xlink:type="simple" xlink:href="#__RefHeading___Toc374183_3394150493" text:style-name="Index_20_Link" text:visited-style-name="Index_20_Link">DialogRuecknahme und wie die Daten an den Dialog übergeben werden:<text:tab/>26</text:a></text:p>
          <text:p text:style-name="P168"><text:a xlink:type="simple" xlink:href="#__RefHeading___Toc13468_2902930553" text:style-name="Index_20_Link" text:visited-style-name="Index_20_Link">Alternative für die Datenübergabe von einer Komponente zu einer anderen, ohne vuex-Store<text:tab/>27</text:a></text:p>
          <text:p text:style-name="P168"><text:a xlink:type="simple" xlink:href="#__RefHeading___Toc374185_3394150493" text:style-name="Index_20_Link" text:visited-style-name="Index_20_Link">v-select mit Backenddaten füllen (einzeilig)<text:tab/>28</text:a></text:p>
          <text:p text:style-name="P168"><text:a xlink:type="simple" xlink:href="#__RefHeading___Toc374185_33941504931" text:style-name="Index_20_Link" text:visited-style-name="Index_20_Link">v-select mit Backenddaten füllen (zweizeilig)<text:tab/>28</text:a></text:p>
          <text:p text:style-name="P168"><text:a xlink:type="simple" xlink:href="#__RefHeading___Toc428531_3394150493" text:style-name="Index_20_Link" text:visited-style-name="Index_20_Link">v-expansions-panels anzeigen von Elemente nur wenn expansions expanded ist:<text:tab/>29</text:a></text:p>
          <text:p text:style-name="P168"><text:a xlink:type="simple" xlink:href="#__RefHeading___Toc719453_3394150493" text:style-name="Index_20_Link" text:visited-style-name="Index_20_Link">v-checkbox is checked prüfen:<text:tab/>29</text:a></text:p>
          <text:p text:style-name="P168"><text:a xlink:type="simple" xlink:href="#__RefHeading___Toc719455_3394150493" text:style-name="Index_20_Link" text:visited-style-name="Index_20_Link">v-checkbox standardmäßig checken<text:tab/>30</text:a></text:p>
          <text:p text:style-name="P168"><text:a xlink:type="simple" xlink:href="#__RefHeading___Toc750791_3394150493" text:style-name="Index_20_Link" text:visited-style-name="Index_20_Link">reactive() vs. Ref() und .value<text:tab/>32</text:a></text:p>
          <text:p text:style-name="P168"><text:a xlink:type="simple" xlink:href="#__RefHeading___Toc948267_3394150493" text:style-name="Index_20_Link" text:visited-style-name="Index_20_Link">undefined mit if abfangen<text:tab/>32</text:a></text:p>
          <text:p text:style-name="P168"><text:soft-page-break/><text:a xlink:type="simple" xlink:href="#__RefHeading___Toc1067081_3394150493" text:style-name="Index_20_Link" text:visited-style-name="Index_20_Link">v-if<text:tab/>32</text:a></text:p>
          <text:p text:style-name="P168"><text:a xlink:type="simple" xlink:href="#__RefHeading___Toc1067083_3394150493" text:style-name="Index_20_Link" text:visited-style-name="Index_20_Link">Bedingte Formatierung, v-icon Anzeige oder Farbe abhängig von Werten<text:tab/>32</text:a></text:p>
          <text:p text:style-name="P168"><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8"><text:a xlink:type="simple" xlink:href="#__RefHeading___Toc1685223_3394150493" text:style-name="Index_20_Link" text:visited-style-name="Index_20_Link">vue Suchfunktion spezifisch innerhalb einer idMitglied<text:tab/>34</text:a></text:p>
          <text:p text:style-name="P168"><text:a xlink:type="simple" xlink:href="#__RefHeading___Toc1685223_33941504931" text:style-name="Index_20_Link" text:visited-style-name="Index_20_Link">vue Suchfunktion allgemeine Suchfunktion<text:tab/>34</text:a></text:p>
          <text:p text:style-name="P168"><text:a xlink:type="simple" xlink:href="#__RefHeading___Toc1685225_3394150493" text:style-name="Index_20_Link" text:visited-style-name="Index_20_Link">v-textfield x für löschen im Suchfeld einfügen<text:tab/>35</text:a></text:p>
          <text:p text:style-name="P168"><text:a xlink:type="simple" xlink:href="#__RefHeading___Toc1685227_3394150493" text:style-name="Index_20_Link" text:visited-style-name="Index_20_Link">Datum von der Datenbank in deutsches Format ohne Uhrzeit wandeln<text:tab/>35</text:a></text:p>
          <text:p text:style-name="P168"><text:a xlink:type="simple" xlink:href="#__RefHeading___Toc1685229_3394150493" text:style-name="Index_20_Link" text:visited-style-name="Index_20_Link">Anzeigen von v-Elementen abhängig von einer bestimmten Bedingung, z.B. eines Status<text:tab/>36</text:a></text:p>
          <text:p text:style-name="P168"><text:a xlink:type="simple" xlink:href="#__RefHeading___Toc1685231_3394150493" text:style-name="Index_20_Link" text:visited-style-name="Index_20_Link">Mapping der Daten aus dem Backen im Fronted, Umbennung der Spalten im Frontend-Entwicklung<text:tab/>36</text:a></text:p>
          <text:p text:style-name="P168"><text:a xlink:type="simple" xlink:href="#__RefHeading___Toc1685233_3394150493" text:style-name="Index_20_Link" text:visited-style-name="Index_20_Link">Export von Funktionen js6 (Frontend)<text:tab/>37</text:a></text:p>
          <text:p text:style-name="P168"><text:a xlink:type="simple" xlink:href="#__RefHeading___Toc1685235_3394150493" text:style-name="Index_20_Link" text:visited-style-name="Index_20_Link">Reaktivität eines Objektes über zwei Komponenten sicherstellen<text:tab/>37</text:a></text:p>
          <text:p text:style-name="P168"><text:a xlink:type="simple" xlink:href="#__RefHeading___Toc1801581_3394150493" text:style-name="Index_20_Link" text:visited-style-name="Index_20_Link">Öffnen einer Dialog Komponente mit vuex-Store:<text:tab/>39</text:a></text:p>
          <text:p text:style-name="P168"><text:a xlink:type="simple" xlink:href="#__RefHeading___Toc35315_2902930553" text:style-name="Index_20_Link" text:visited-style-name="Index_20_Link">LeihvergangVerwalten Datenabruf und Datenverarbeitung Übersicht<text:tab/>40</text:a></text:p>
          <text:p text:style-name="P168"><text:a xlink:type="simple" xlink:href="#__RefHeading___Toc31313_2578173521" text:style-name="Index_20_Link" text:visited-style-name="Index_20_Link">cartItems Inhalt Warenkorb, Speichertort vuex-Store<text:tab/>43</text:a></text:p>
          <text:p text:style-name="P168"><text:a xlink:type="simple" xlink:href="#__RefHeading___Toc31315_2578173521" text:style-name="Index_20_Link" text:visited-style-name="Index_20_Link">Daten auslesen oder prüfen aus einem Array, wie z.B. cartItems aus dem vuex-Store<text:tab/>43</text:a></text:p>
          <text:p text:style-name="P168"><text:a xlink:type="simple" xlink:href="#__RefHeading___Toc31317_2578173521" text:style-name="Index_20_Link" text:visited-style-name="Index_20_Link">DialogExterneNummer.vue Besonderheit v-select<text:tab/>44</text:a></text:p>
        </text:index-body>
      </text:table-of-content>
      <text:h text:style-name="P173" text:outline-level="1"/>
      <text:p text:style-name="P2"/>
      <text:h text:style-name="P173" text:outline-level="1"/>
      <text:h text:style-name="P173" text:outline-level="1"/>
      <text:h text:style-name="P173" text:outline-level="1"/>
      <text:h text:style-name="P17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74"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8">Klicke oben rechts auf dein Profilbild und wähle "Settings" aus.</text:p>
        </text:list-item>
      </text:list>
      <text:list xml:id="list1372173594" text:style-name="L2">
        <text:list-item>
          <text:p text:style-name="P216"><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82060032" text:style-name="L3">
        <text:list-item>
          <text:p text:style-name="P217"><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3359017035" text:style-name="L4">
        <text:list-item>
          <text:p text:style-name="P218"><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17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7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7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7">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3">// persistieren der gewünschten Objekten</text:span><text:line-break/><text:span text:style-name="T53"> <text:s text:c="7"/></text:span><text:span text:style-name="T41">storage</text:span><text:span text:style-name="T27">: </text:span><text:span text:style-name="T57">window</text:span><text:span text:style-name="T27">.</text:span><text:span text:style-name="T41">sessionStorage</text:span><text:span text:style-name="T27">, </text:span><text:span text:style-name="T53">// Verwendung von sessionStorage statt localStorage</text:span><text:line-break/><text:span text:style-name="T53">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7">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76" text:outline-level="2"><text:bookmark-start text:name="__RefHeading___Toc2356_3394150493"/>Variable Anzahl an Textfeldern genieren, wie z.B. beim erfassen der externenID<text:bookmark-end text:name="__RefHeading___Toc2356_3394150493"/></text:h>
      <text:h text:style-name="P176" text:outline-level="2"/>
      <text:p text:style-name="P65">Dazu muss das Array initalisert werden:</text:p>
      <text:p text:style-name="P33"><text:span text:style-name="T18">const </text:span><text:span text:style-name="T34">idArtikel </text:span><text:span text:style-name="T27">= computed(()=&gt; </text:span><text:span text:style-name="T57">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1"><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3">// Dialog wird geöffnet</text:span><text:line-break/><text:span text:style-name="T53"> <text:s text:c="7"/></text:span><text:span text:style-name="T34">textInventarNummern</text:span><text:span text:style-name="T27">.</text:span><text:span text:style-name="T41">value </text:span><text:span text:style-name="T27">= [...</text:span><text:span text:style-name="T57">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3">// Anpassung der Länge von textInventarNummern</text:span><text:line-break/><text:span text:style-name="T53">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7">push</text:span><text:span text:style-name="T27">(...</text:span><text:span text:style-name="T57">Array</text:span><text:span text:style-name="T27">(</text:span><text:span text:style-name="T34">differenz</text:span><text:span text:style-name="T27">).</text:span><text:span text:style-name="T47">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7">slice</text:span><text:span text:style-name="T27">(</text:span><text:span text:style-name="T66">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6">// Anpassung der Länge von textInventarNummern</text:span></text:span></text:p>
      <text:p text:style-name="P78"><text:span text:style-name="Source_20_Text"><text:span text:style-name="T76">if (textInventarNummern.value.length &lt; dialogFormFields.value) {</text:span></text:span></text:p>
      <text:p text:style-name="P78"><text:span text:style-name="Source_20_Text"><text:span text:style-name="T76"><text:s text:c="2"/>const differenz = dialogFormFields.value - textInventarNummern.value.length;</text:span></text:span></text:p>
      <text:p text:style-name="P78"><text:span text:style-name="Source_20_Text"><text:span text:style-name="T76"><text:s text:c="2"/>textInventarNummern.value.push(...Array(differenz).fill(''));</text:span></text:span></text:p>
      <text:p text:style-name="P78"><text:span text:style-name="Source_20_Text"><text:span text:style-name="T76">} 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8"><text:span text:style-name="Source_20_Text"><text:span text:style-name="T76">if (textInventarNummern.value.length &lt; dialogFormFields.value) {</text:span></text:span></text:p>
      <text:p text:style-name="P78"><text:span text:style-name="Source_20_Text"><text:span text:style-name="T76"><text:s text:c="2"/>// ...</text:span></text:span></text:p>
      <text:p text:style-name="P79"><text:span text:style-name="Source_20_Text"><text:span text:style-name="T76">}</text:span></text:span></text:p>
      <text:list xml:id="list3131369307" text:style-name="L5">
        <text:list-item>
          <text:p text:style-name="P219"><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6">const differenz = dialogFormFields.value - textInventarNummern.value.length;</text:span></text:span></text:p>
      <text:p text:style-name="P79"><text:span text:style-name="Source_20_Text"><text:span text:style-name="T76">textInventarNummern.value.push(...Array(differenz).fill(''));</text:span></text:span></text:p>
      <text:list xml:id="list2573145936" text:style-name="L6">
        <text:list-item>
          <text:p text:style-name="P220"><text:span text:style-name="Strong_20_Emphasis"><text:span text:style-name="T76">Berechnung der Differenz:</text:span></text:span></text:p>
          <text:list>
            <text:list-item>
              <text:p text:style-name="P220"><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20"><text:span text:style-name="Strong_20_Emphasis"><text:span text:style-name="T76">Beispiel:</text:span></text:span></text:p>
              <text:list>
                <text:list-item>
                  <text:p text:style-name="P220"><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20"><text:span text:style-name="T76">Dann ist </text:span><text:span text:style-name="Source_20_Text"><text:span text:style-name="T76">differenz = 5 - 3 = 2</text:span></text:span><text:span text:style-name="T76">.</text:span></text:p>
                </text:list-item>
              </text:list>
            </text:list-item>
          </text:list>
        </text:list-item>
        <text:list-item>
          <text:p text:style-name="P220"><text:span text:style-name="Strong_20_Emphasis"><text:span text:style-name="T76">Hinzufügen der fehlenden Elemente:</text:span></text:span></text:p>
          <text:list>
            <text:list-item>
              <text:p text:style-name="P220"><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21"><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20"><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21"><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20"><text:span text:style-name="Strong_20_Emphasis"><text:span text:style-name="T76">Ergebnis:</text:span></text:span></text:p>
              <text:list>
                <text:list-item>
                  <text:p text:style-name="P221"><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20"><text:span text:style-name="Strong_20_Emphasis"><text:span text:style-name="T76">Warum wird das gemacht?</text:span></text:span></text:p>
          <text:list>
            <text:list-item>
              <text:p text:style-name="P209">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8"><text:span text:style-name="Source_20_Text"><text:span text:style-name="T76">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list xml:id="list3131776809" text:style-name="L7">
        <text:list-item>
          <text:p text:style-name="P222"><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22"><text:span text:style-name="Strong_20_Emphasis"><text:span text:style-name="T76">Wenn ja, überschüssige Elemente entfernen:</text:span></text:span></text:p>
          <text:list>
            <text:list-item>
              <text:p text:style-name="P222"><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22"><text:span text:style-name="Strong_20_Emphasis"><text:span text:style-name="T76">Beispiel:</text:span></text:span></text:p>
              <text:list>
                <text:list-item>
                  <text:p text:style-name="P222"><text:soft-page-break/><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22"><text:span text:style-name="Source_20_Text"><text:span text:style-name="T76">textInventarNummern.value.slice(0, 3)</text:span></text:span><text:span text:style-name="T76"> ergibt ein Array mit den ersten 3 Elementen.</text:span></text:p>
                </text:list-item>
              </text:list>
            </text:list-item>
            <text:list-item>
              <text:p text:style-name="P222"><text:span text:style-name="Strong_20_Emphasis"><text:span text:style-name="T76">Ergebnis:</text:span></text:span></text:p>
              <text:list>
                <text:list-item>
                  <text:p text:style-name="P223"><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22"><text:span text:style-name="Strong_20_Emphasis"><text:span text:style-name="T76">Warum wird das gemacht?</text:span></text:span></text:p>
          <text:list>
            <text:list-item>
              <text:p text:style-name="P210">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1073668526" text:style-name="L8">
        <text:list-item>
          <text:p text:style-name="P224"><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75062487" text:style-name="L9">
        <text:list-item>
          <text:p text:style-name="P225"><text:span text:style-name="Strong_20_Emphasis"><text:span text:style-name="T76">Konsistenz zwischen Daten und Darstellung:</text:span></text:span></text:p>
          <text:list>
            <text:list-item>
              <text:p text:style-name="P225"><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11">Wenn die Anzahl der Eingabefelder sich ändert (z. B. weil der Benutzer die Menge anpasst), muss das Array entsprechend angepasst werden.</text:p>
            </text:list-item>
          </text:list>
        </text:list-item>
        <text:list-item>
          <text:p text:style-name="P225"><text:span text:style-name="Strong_20_Emphasis"><text:span text:style-name="T76">Vermeidung von Fehlern:</text:span></text:span></text:p>
          <text:list>
            <text:list-item>
              <text:p text:style-name="P225"><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11">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230376481" text:style-name="L10">
        <text:list-item>
          <text:p text:style-name="P226"><text:span text:style-name="Strong_20_Emphasis"><text:span text:style-name="T76">Anfangszustand:</text:span></text:span></text:p>
          <text:list>
            <text:list-item>
              <text:p text:style-name="P226"><text:span text:style-name="Source_20_Text"><text:span text:style-name="T76">dialogFormFields.value</text:span></text:span><text:span text:style-name="T76"> = 4</text:span></text:p>
            </text:list-item>
            <text:list-item>
              <text:p text:style-name="P226"><text:span text:style-name="Source_20_Text"><text:span text:style-name="T76">textInventarNummern.value</text:span></text:span><text:span text:style-name="T76"> = ['ID1', 'ID2']</text:span></text:p>
            </text:list-item>
          </text:list>
        </text:list-item>
        <text:list-item>
          <text:p text:style-name="P226"><text:span text:style-name="Strong_20_Emphasis"><text:span text:style-name="T76">Berechnung:</text:span></text:span></text:p>
          <text:list>
            <text:list-item>
              <text:p text:style-name="P226"><text:span text:style-name="Source_20_Text"><text:span text:style-name="T76">textInventarNummern.value.length</text:span></text:span><text:span text:style-name="T76"> = 2</text:span></text:p>
            </text:list-item>
            <text:list-item>
              <text:p text:style-name="P226"><text:span text:style-name="Source_20_Text"><text:span text:style-name="T76">differenz</text:span></text:span><text:span text:style-name="T76"> = 4 - 2 = 2</text:span></text:p>
            </text:list-item>
          </text:list>
        </text:list-item>
        <text:list-item>
          <text:p text:style-name="P226"><text:soft-page-break/><text:span text:style-name="Strong_20_Emphasis"><text:span text:style-name="T76">Aktion:</text:span></text:span></text:p>
          <text:list>
            <text:list-item>
              <text:p text:style-name="P227"><text:span text:style-name="T76">Füge 2 leere Strings hinzu: </text:span><text:span text:style-name="Source_20_Text"><text:span text:style-name="T76">['', '']</text:span></text:span></text:p>
            </text:list-item>
          </text:list>
        </text:list-item>
        <text:list-item>
          <text:p text:style-name="P226"><text:span text:style-name="Strong_20_Emphasis"><text:span text:style-name="T76">Ergebnis:</text:span></text:span></text:p>
          <text:list>
            <text:list-item>
              <text:p text:style-name="P226"><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1369422698" text:style-name="L11">
        <text:list-item>
          <text:p text:style-name="P228"><text:span text:style-name="Strong_20_Emphasis"><text:span text:style-name="T76">Anfangszustand:</text:span></text:span></text:p>
          <text:list>
            <text:list-item>
              <text:p text:style-name="P228"><text:span text:style-name="Source_20_Text"><text:span text:style-name="T76">dialogFormFields.value</text:span></text:span><text:span text:style-name="T76"> = 3</text:span></text:p>
            </text:list-item>
            <text:list-item>
              <text:p text:style-name="P228"><text:span text:style-name="Source_20_Text"><text:span text:style-name="T76">textInventarNummern.value</text:span></text:span><text:span text:style-name="T76"> = ['ID1', 'ID2', 'ID3', 'ID4']</text:span></text:p>
            </text:list-item>
          </text:list>
        </text:list-item>
        <text:list-item>
          <text:p text:style-name="P228"><text:span text:style-name="Strong_20_Emphasis"><text:span text:style-name="T76">Berechnung:</text:span></text:span></text:p>
          <text:list>
            <text:list-item>
              <text:p text:style-name="P229"><text:span text:style-name="Source_20_Text"><text:span text:style-name="T76">textInventarNummern.value.length</text:span></text:span><text:span text:style-name="T76"> = 4</text:span></text:p>
            </text:list-item>
          </text:list>
        </text:list-item>
        <text:list-item>
          <text:p text:style-name="P228"><text:span text:style-name="Strong_20_Emphasis"><text:span text:style-name="T76">Aktion:</text:span></text:span></text:p>
          <text:list>
            <text:list-item>
              <text:p text:style-name="P212">Schneide das Array auf die ersten 3 Elemente zu.</text:p>
            </text:list-item>
          </text:list>
        </text:list-item>
        <text:list-item>
          <text:p text:style-name="P228"><text:span text:style-name="Strong_20_Emphasis"><text:span text:style-name="T76">Ergebnis:</text:span></text:span></text:p>
          <text:list>
            <text:list-item>
              <text:p text:style-name="P228"><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1587222093" text:style-name="L12">
        <text:list-item>
          <text:p text:style-name="P230"><text:span text:style-name="Strong_20_Emphasis"><text:span text:style-name="T76">Anfangszustand:</text:span></text:span></text:p>
          <text:list>
            <text:list-item>
              <text:p text:style-name="P230"><text:span text:style-name="Source_20_Text"><text:span text:style-name="T76">dialogFormFields.value</text:span></text:span><text:span text:style-name="T76"> = 3</text:span></text:p>
            </text:list-item>
            <text:list-item>
              <text:p text:style-name="P230"><text:span text:style-name="Source_20_Text"><text:span text:style-name="T76">textInventarNummern.value</text:span></text:span><text:span text:style-name="T76"> = ['ID1', 'ID2', 'ID3']</text:span></text:p>
            </text:list-item>
          </text:list>
        </text:list-item>
        <text:list-item>
          <text:p text:style-name="P230"><text:span text:style-name="Strong_20_Emphasis"><text:span text:style-name="T76">Aktion:</text:span></text:span></text:p>
          <text:list>
            <text:list-item>
              <text:p text:style-name="P213">Keine Anpassung notwendig.</text:p>
            </text:list-item>
          </text:list>
        </text:list-item>
        <text:list-item>
          <text:p text:style-name="P230"><text:span text:style-name="Strong_20_Emphasis"><text:span text:style-name="T76">Ergebnis:</text:span></text:span></text:p>
          <text:list>
            <text:list-item>
              <text:p text:style-name="P230"><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30644108" text:style-name="L13">
        <text:list-item>
          <text:p text:style-name="P231"><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31"><text:span text:style-name="Strong_20_Emphasis"><text:span text:style-name="T76">Warum ist das wichtig?</text:span></text:span></text:p>
          <text:list>
            <text:list-item>
              <text:p text:style-name="P214">Damit jedes Eingabefeld im Dialog korrekt mit einem Element im Array verknüpft ist.</text:p>
            </text:list-item>
            <text:list-item>
              <text:p text:style-name="P214">Um Fehler und Inkonsistenzen zu vermeiden.</text:p>
            </text:list-item>
          </text:list>
        </text:list-item>
        <text:list-item>
          <text:p text:style-name="P231"><text:span text:style-name="Strong_20_Emphasis"><text:span text:style-name="T76">Wie funktioniert der Code?</text:span></text:span></text:p>
          <text:list>
            <text:list-item>
              <text:p text:style-name="P231"><text:span text:style-name="Strong_20_Emphasis"><text:span text:style-name="T76">Wenn das Array zu kurz ist:</text:span></text:span><text:span text:style-name="T76"> Fehlende Elemente hinzufügen, indem leere Strings angehängt werden.</text:span></text:p>
            </text:list-item>
            <text:list-item>
              <text:p text:style-name="P231"><text:soft-page-break/><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4088048687" text:style-name="L14">
        <text:list-item>
          <text:p text:style-name="P232"><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32"><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32"><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7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0">&lt;v-card </text:span><text:span text:style-name="T73">class</text:span><text:span text:style-name="T2">="d-flex mb-4 bg-transparent rounded-0"</text:span><text:span text:style-name="T70">&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1-circle" </text:span><text:span text:style-name="T73">start</text:span><text:span text:style-name="T70">&gt;&lt;/v-icon&gt;</text:span><text:line-break/><text:span text:style-name="T70"> <text:s text:c="3"/></text:span><text:span text:style-name="T27">Mitglied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2-circle" </text:span><text:span text:style-name="T73">start</text:span><text:span text:style-name="T70">&gt;&lt;/v-icon&gt;</text:span><text:line-break/><text:span text:style-name="T70"> <text:s text:c="3"/></text:span><text:span text:style-name="T27">Artikel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3-circle" </text:span><text:span text:style-name="T73">start</text:span><text:span text:style-name="T70">&gt;&lt;/v-icon&gt;</text:span><text:line-break/><text:soft-page-break/><text:span text:style-name="T70"> <text:s text:c="3"/></text:span><text:span text:style-name="T27">Vorgang buchen</text:span><text:line-break/><text:span text:style-name="T27"> <text:s/></text:span><text:span text:style-name="T70">&lt;/v-chip&gt;</text:span><text:line-break/><text:span text:style-name="T70">&lt;/v-card&gt;</text:span></text:p>
      <text:p text:style-name="P34"/>
      <text:h text:style-name="P17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8"><text:span text:style-name="Source_20_Text"><text:span text:style-name="T76">const currentPage = ref(0);</text:span></text:span></text:p>
      <text:p text:style-name="P78"><text:span text:style-name="Source_20_Text"><text:span text:style-name="T76">const btnText = ref('Artikel wählen &gt;&gt;');</text:span></text:span></text:p>
      <text:p text:style-name="P79"><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8"><text:span text:style-name="Source_20_Text"><text:span text:style-name="T76">function updateUI() {</text:span></text:span></text:p>
      <text:p text:style-name="P78"><text:span text:style-name="Source_20_Text"><text:span text:style-name="T76"><text:s text:c="2"/>// Update Chip Colors</text:span></text:span></text:p>
      <text:p text:style-name="P78"><text:span text:style-name="Source_20_Text"><text:span text:style-name="T76"><text:s text:c="2"/>vChipColors.value = ['default', 'default', 'default'];</text:span></text:span></text:p>
      <text:p text:style-name="P78"><text:span text:style-name="Source_20_Text"><text:span text:style-name="T76"><text:s text:c="2"/>vChipColors.value[currentPage.value] = 'primary';</text:span></text:span></text:p>
      <text:p text:style-name="P7"/>
      <text:p text:style-name="P78"><text:span text:style-name="Source_20_Text"><text:span text:style-name="T76"><text:s text:c="2"/>// Update Button Text</text:span></text:span></text:p>
      <text:p text:style-name="P78"><text:span text:style-name="Source_20_Text"><text:span text:style-name="T76"><text:s text:c="2"/>if (currentPage.value === 0) {</text:span></text:span></text:p>
      <text:p text:style-name="P78"><text:span text:style-name="Source_20_Text"><text:span text:style-name="T76"><text:s text:c="4"/>btnText.value = 'Artikel wählen &gt;&gt;';</text:span></text:span></text:p>
      <text:p text:style-name="P78"><text:span text:style-name="Source_20_Text"><text:span text:style-name="T76"><text:s text:c="2"/>} else if (currentPage.value === 1) {</text:span></text:span></text:p>
      <text:p text:style-name="P78"><text:span text:style-name="Source_20_Text"><text:span text:style-name="T76"><text:s text:c="4"/>btnText.value = 'zur Übersicht &gt;&gt;';</text:span></text:span></text:p>
      <text:p text:style-name="P78"><text:span text:style-name="Source_20_Text"><text:span text:style-name="T76"><text:s text:c="2"/>} else if (currentPage.value === 2) {</text:span></text:span></text:p>
      <text:p text:style-name="P78"><text:span text:style-name="Source_20_Text"><text:span text:style-name="T76"><text:s text:c="4"/>btnText.value = 'Vorgang buchen &gt;&gt;';</text:span></text:span></text:p>
      <text:p text:style-name="P78"><text:span text:style-name="Source_20_Text"><text:span text:style-name="T76"><text:s text:c="2"/>}</text:span></text:span></text:p>
      <text:p text:style-name="P78"><text:span text:style-name="Source_20_Text"><text:span text:style-name="T76"><text:s text:c="2"/>console.log('currentPage', currentPage.value);</text:span></text:span></text:p>
      <text:p text:style-name="P78"><text:span text:style-name="Source_20_Text"><text:span text:style-name="T76">}</text:span></text:span></text:p>
      <text:p text:style-name="P7"/>
      <text:p text:style-name="P78"><text:span text:style-name="Source_20_Text"><text:span text:style-name="T76">async function nextPage() {</text:span></text:span></text:p>
      <text:p text:style-name="P78"><text:span text:style-name="Source_20_Text"><text:span text:style-name="T76"><text:s text:c="2"/>if (currentPage.value === 2) {</text:span></text:span></text:p>
      <text:p text:style-name="P78"><text:span text:style-name="Source_20_Text"><text:span text:style-name="T76"><text:s text:c="4"/>await leihvorgangBuchen();</text:span></text:span></text:p>
      <text:p text:style-name="P78"><text:span text:style-name="Source_20_Text"><text:span text:style-name="T76"><text:s text:c="2"/>} else {</text:span></text:span></text:p>
      <text:p text:style-name="P78"><text:span text:style-name="Source_20_Text"><text:span text:style-name="T76"><text:s text:c="4"/>currentPage.value += 1;</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8"><text:span text:style-name="Source_20_Text"><text:span text:style-name="T76">}</text:span></text:span></text:p>
      <text:p text:style-name="P7"/>
      <text:p text:style-name="P78"><text:span text:style-name="Source_20_Text"><text:span text:style-name="T76">function previousPage() {</text:span></text:span></text:p>
      <text:p text:style-name="P78"><text:span text:style-name="Source_20_Text"><text:span text:style-name="T76"><text:s text:c="2"/>if (currentPage.value &gt; 0) {</text:span></text:span></text:p>
      <text:p text:style-name="P78"><text:span text:style-name="Source_20_Text"><text:span text:style-name="T76"><text:s text:c="4"/>currentPage.value--;</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9"><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8"><text:span text:style-name="Source_20_Text"><text:span text:style-name="T76">onMounted(() =&gt; {</text:span></text:span></text:p>
      <text:p text:style-name="P78"><text:span text:style-name="Source_20_Text"><text:span text:style-name="T76"><text:s text:c="2"/>updateUI();</text:span></text:span></text:p>
      <text:p text:style-name="P79"><text:span text:style-name="Source_20_Text"><text:span text:style-name="T76">});</text:span></text:span></text:p>
      <text:p text:style-name="Text_20_body"><text:soft-page-break/><text:span text:style-name="Strong_20_Emphasis"><text:span text:style-name="T76">Template:</text:span></text:span></text:p>
      <text:p text:style-name="P6">html</text:p>
      <text:p text:style-name="P6">Copy code</text:p>
      <text:p text:style-name="P78"><text:span text:style-name="Source_20_Text"><text:span text:style-name="T76">&lt;v-chip :color="vChipColors[0]" ...&gt; &lt;!-- Schritt 1 --&gt;</text:span></text:span></text:p>
      <text:p text:style-name="P78"><text:span text:style-name="Source_20_Text"><text:span text:style-name="T76"><text:s text:c="2"/>&lt;v-icon icon="mdi-numeric-1-circle" start&gt;&lt;/v-icon&gt;</text:span></text:span></text:p>
      <text:p text:style-name="P78"><text:span text:style-name="Source_20_Text"><text:span text:style-name="T76"><text:s text:c="2"/>Mitglied auswählen</text:span></text:span></text:p>
      <text:p text:style-name="P78"><text:span text:style-name="Source_20_Text"><text:span text:style-name="T76">&lt;/v-chip&gt;</text:span></text:span></text:p>
      <text:p text:style-name="P78"><text:span text:style-name="Source_20_Text"><text:span text:style-name="T76">&lt;v-chip :color="vChipColors[1]" ...&gt; &lt;!-- Schritt 2 --&gt;</text:span></text:span></text:p>
      <text:p text:style-name="P78"><text:span text:style-name="Source_20_Text"><text:span text:style-name="T76"><text:s text:c="2"/>&lt;v-icon icon="mdi-numeric-2-circle" start&gt;&lt;/v-icon&gt;</text:span></text:span></text:p>
      <text:p text:style-name="P78"><text:span text:style-name="Source_20_Text"><text:span text:style-name="T76"><text:s text:c="2"/>Artikel auswählen</text:span></text:span></text:p>
      <text:p text:style-name="P78"><text:span text:style-name="Source_20_Text"><text:span text:style-name="T76">&lt;/v-chip&gt;</text:span></text:span></text:p>
      <text:p text:style-name="P78"><text:span text:style-name="Source_20_Text"><text:span text:style-name="T76">&lt;v-chip :color="vChipColors[2]" ...&gt; &lt;!-- Schritt 3 --&gt;</text:span></text:span></text:p>
      <text:p text:style-name="P78"><text:span text:style-name="Source_20_Text"><text:span text:style-name="T76"><text:s text:c="2"/>&lt;v-icon icon="mdi-numeric-3-circle" start&gt;&lt;/v-icon&gt;</text:span></text:span></text:p>
      <text:p text:style-name="P78"><text:span text:style-name="Source_20_Text"><text:span text:style-name="T76"><text:s text:c="2"/>Vorgang buchen</text:span></text:span></text:p>
      <text:p text:style-name="P79"><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4">()</text:span></text:p>
      <text:p text:style-name="P63"/>
      <text:p text:style-name="P75"><text:span text:style-name="T100">Das Problem in Ihrem Code entsteht durch den Zugriff auf </text:span><text:span text:style-name="Source_20_Text"><text:span text:style-name="T77">existingItem.externeID.length</text:span></text:span><text:span text:style-name="T100">, da </text:span><text:span text:style-name="Source_20_Text"><text:span text:style-name="T77">existingItem</text:span></text:span><text:span text:style-name="T100"> ein Array von </text:span><text:span text:style-name="Source_20_Text"><text:span text:style-name="T77">cartItem</text:span></text:span><text:span text:style-name="T100">-Objekten ist. Nach der </text:span><text:span text:style-name="Source_20_Text"><text:span text:style-name="T77">filter</text:span></text:span><text:span text:style-name="T100">-Operation bleibt </text:span><text:span text:style-name="Source_20_Text"><text:span text:style-name="T77">existingItem</text:span></text:span><text:span text:style-name="T100"> ein </text:span><text:span text:style-name="Strong_20_Emphasis"><text:span text:style-name="T100">Array</text:span></text:span><text:span text:style-name="T100">, das eine oder mehrere Instanzen von </text:span><text:span text:style-name="Source_20_Text"><text:span text:style-name="T77">cartItem</text:span></text:span><text:span text:style-name="T100"> enthält. Sie können also nicht direkt auf </text:span><text:span text:style-name="Source_20_Text"><text:span text:style-name="T77">existingItem.externeID</text:span></text:span><text:span text:style-name="T100"> zugreifen, da </text:span><text:span text:style-name="Source_20_Text"><text:span text:style-name="T77">existingItem</text:span></text:span><text:span text:style-name="T100"> keine direkte Eigenschaft </text:span><text:span text:style-name="Source_20_Text"><text:span text:style-name="T77">externeID</text:span></text:span><text:span text:style-name="T100"> hat, sondern mehrere Objekte enthält, die diese Eigenschaft haben.</text:span></text:p>
      <text:p text:style-name="P16">Ich erkläre Ihnen, wie Sie das Problem lösen und Ihre gewünschten Schritte erreichen:</text:p>
      <text:list xml:id="list295545211" text:style-name="L15">
        <text:list-item>
          <text:p text:style-name="P234"><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34"><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33"><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3053908835" text:style-name="L16">
        <text:list-item>
          <text:p text:style-name="P236"><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36"><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35"><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Wir nehmen das erste gefundene Item, da IDInventarArtikel eindeutig sein sollte</text:span></text:span></text:p>
      <text:p text:style-name="P78"><text:span text:style-name="Source_20_Text"><text:span text:style-name="T76"><text:s text:c="2"/>const existingItem = existingItems[0];</text:span></text:span></text:p>
      <text:p text:style-name="P7"/>
      <text:p text:style-name="P78"><text:span text:style-name="Source_20_Text"><text:span text:style-name="T76"><text:s text:c="2"/>// Bereinigen des externeID-Arrays, um leere Werte zu entfernen</text:span></text:span></text:p>
      <text:p text:style-name="P78"><text:span text:style-name="Source_20_Text"><text:span text:style-name="T76"><text:s text:c="2"/>const cleanedExterneID = existingItem.externeID.filter(</text:span></text:span></text:p>
      <text:p text:style-name="P78"><text:span text:style-name="Source_20_Text"><text:span text:style-name="T76"><text:s text:c="4"/>(id) =&gt; id !== '' &amp;&amp; id !== null &amp;&amp; id !== undefined</text:span></text:span></text:p>
      <text:p text:style-name="P78"><text:span text:style-name="Source_20_Text"><text:span text:style-name="T76"><text:s text:c="2"/>);</text:span></text:span></text:p>
      <text:p text:style-name="P7"/>
      <text:p text:style-name="P78"><text:span text:style-name="Source_20_Text"><text:span text:style-name="T76"><text:s text:c="2"/>// Rückgabe der Länge des bereinigten Arrays</text:span></text:span></text:p>
      <text:p text:style-name="P78"><text:span text:style-name="Source_20_Text"><text:span text:style-name="T76"><text:s text:c="2"/>return cleanedExterneID.length;</text:span></text:span></text:p>
      <text:p text:style-name="P79"><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010554169" text:style-name="L17">
        <text:list-item>
          <text:p text:style-name="P237"><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183">javascript</text:p>
          <text:p text:style-name="P183">Copy code</text:p>
          <text:p text:style-name="P181"><text:span text:style-name="Source_20_Text"><text:span text:style-name="T76">const existingItems = state.cartItems.filter((cartItem) =&gt;</text:span></text:span></text:p>
          <text:p text:style-name="P181"><text:span text:style-name="Source_20_Text"><text:span text:style-name="T76"><text:s text:c="2"/>cartItem.IDInventarArtikel === idArtikel</text:span></text:span></text:p>
          <text:p text:style-name="P182"><text:span text:style-name="Source_20_Text"><text:span text:style-name="T76">);</text:span></text:span></text:p>
          <text:list>
            <text:list-item>
              <text:p text:style-name="P238"><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38"><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37"><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183">javascript</text:p>
          <text:p text:style-name="P183">Copy code</text:p>
          <text:p text:style-name="P181"><text:span text:style-name="Source_20_Text"><text:span text:style-name="T76">if (existingItems.length === 0) {</text:span></text:span></text:p>
          <text:p text:style-name="P181"><text:span text:style-name="Source_20_Text"><text:span text:style-name="T76"><text:s text:c="2"/>return 0;</text:span></text:span></text:p>
          <text:p text:style-name="P182"><text:span text:style-name="Source_20_Text"><text:span text:style-name="T76">}</text:span></text:span></text:p>
          <text:list>
            <text:list-item>
              <text:p text:style-name="P238"><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37"><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183">javascript</text:p>
          <text:p text:style-name="P183">Copy code</text:p>
          <text:p text:style-name="P181"><text:span text:style-name="Source_20_Text"><text:span text:style-name="T76">const existingItem = existingItems[0];</text:span></text:span></text:p>
          <text:p text:style-name="P181"><text:span text:style-name="Source_20_Text"><text:span text:style-name="T76">const cleanedExterneID = existingItem.externeID.filter(</text:span></text:span></text:p>
          <text:p text:style-name="P181"><text:span text:style-name="Source_20_Text"><text:span text:style-name="T76"><text:s text:c="2"/>(id) =&gt; id !== '' &amp;&amp; id !== null &amp;&amp; id !== undefined</text:span></text:span></text:p>
          <text:p text:style-name="P182"><text:span text:style-name="Source_20_Text"><text:span text:style-name="T76">);</text:span></text:span></text:p>
          <text:list>
            <text:list-item>
              <text:p text:style-name="P238"><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38"><text:soft-page-break/><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37"><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183">javascript</text:p>
          <text:p text:style-name="P183">Copy code</text:p>
          <text:p text:style-name="P182"><text:span text:style-name="Source_20_Text"><text:span text:style-name="T76">return cleanedExterneID.length;</text:span></text:span></text:p>
          <text:list>
            <text:list-item>
              <text:p text:style-name="P215">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2355918125" text:style-name="L18">
        <text:list-item>
          <text:p text:style-name="P240"><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40"><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39"><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8"><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Bereinigen und Summieren der Länge der externen IDs aller passenden Items</text:span></text:span></text:p>
      <text:p text:style-name="P78"><text:span text:style-name="Source_20_Text"><text:span text:style-name="T76"><text:s text:c="2"/>return existingItems.reduce((acc, cartItem) =&gt; {</text:span></text:span></text:p>
      <text:p text:style-name="P78"><text:span text:style-name="Source_20_Text"><text:span text:style-name="T76"><text:s text:c="4"/>const cleanedExterneID = cartItem.externeID.filter(</text:span></text:span></text:p>
      <text:p text:style-name="P78"><text:span text:style-name="Source_20_Text"><text:span text:style-name="T76"><text:s text:c="6"/>(id) =&gt; id !== '' &amp;&amp; id !== null &amp;&amp; id !== undefined</text:span></text:span></text:p>
      <text:p text:style-name="P78"><text:span text:style-name="Source_20_Text"><text:span text:style-name="T76"><text:s text:c="4"/>);</text:span></text:span></text:p>
      <text:p text:style-name="P78"><text:span text:style-name="Source_20_Text"><text:span text:style-name="T76"><text:s text:c="4"/>return acc + cleanedExterneID.length;</text:span></text:span></text:p>
      <text:p text:style-name="P78"><text:span text:style-name="Source_20_Text"><text:span text:style-name="T76"><text:s text:c="2"/>}, 0);</text:span></text:span></text:p>
      <text:p text:style-name="P79"><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2187332849" text:style-name="L19">
        <text:list-item>
          <text:p text:style-name="P242"><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42"><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42"><text:soft-page-break/><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41"><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72153754" text:style-name="L20">
        <text:list-item>
          <text:p text:style-name="P244"><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43"><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8"><text:span text:style-name="Source_20_Text"><text:span text:style-name="T76">const cartItems = [</text:span></text:span></text:p>
      <text:p text:style-name="P78"><text:soft-page-break/><text:span text:style-name="Source_20_Text"><text:span text:style-name="T76"><text:s text:c="2"/>{ IDInventarArtikel: 1, ArtikelBezeichnung: 'Artikel A', externeID: ['123'] },</text:span></text:span></text:p>
      <text:p text:style-name="P78"><text:span text:style-name="Source_20_Text"><text:span text:style-name="T76"><text:s text:c="2"/>{ IDInventarArtikel: 2, ArtikelBezeichnung: 'Artikel B', externeID: ['456'] },</text:span></text:span></text:p>
      <text:p text:style-name="P79"><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8"><text:span text:style-name="Source_20_Text"><text:span text:style-name="T76">const existingItems = cartItems.filter(</text:span></text:span></text:p>
      <text:p text:style-name="P78"><text:span text:style-name="Source_20_Text"><text:span text:style-name="T76"><text:s text:c="2"/>(cartItem) =&gt; cartItem.IDInventarArtikel === 1</text:span></text:span></text:p>
      <text:p text:style-name="P79"><text:span text:style-name="Source_20_Text"><text:span text:style-name="T76">);</text:span></text:span></text:p>
      <text:p text:style-name="P16">Ergibt dies:</text:p>
      <text:p text:style-name="P6">javascript</text:p>
      <text:p text:style-name="P6">Copy code</text:p>
      <text:p text:style-name="P78"><text:span text:style-name="Source_20_Text"><text:span text:style-name="T76">existingItems = [</text:span></text:span></text:p>
      <text:p text:style-name="P78"><text:span text:style-name="Source_20_Text"><text:span text:style-name="T76"><text:s text:c="2"/>{ IDInventarArtikel: 1, ArtikelBezeichnung: 'Artikel A', externeID: ['123'] }</text:span></text:span></text:p>
      <text:p text:style-name="P79"><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9"><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9"><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30807088" text:style-name="L21">
        <text:list-item>
          <text:p text:style-name="P246"><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46"><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45"><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5"/>
      <text:h text:style-name="P17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9">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7">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7">console</text:span><text:span text:style-name="T28">.</text:span><text:span text:style-name="T49">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7">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60">In store.js mutation </text:span><text:span text:style-name="T48">setExterneInventarNummerToCartItem</text:span></text:p>
      <text:p text:style-name="P142"/>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9">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7">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9">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75" text:outline-level="1"><text:bookmark-start text:name="__RefHeading___Toc2412_3394150493"/>Backend<text:bookmark-end text:name="__RefHeading___Toc2412_3394150493"/></text:h>
      <text:h text:style-name="P176"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9">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4">//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9">a</text:span>rtikelAbrufen<text:span text:style-name="T8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2">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2"><text:line-break/></text:span><text:span text:style-name="T5"> <text:s text:c="15"/>) AS GesamtPreisInfo</text:span><text:span text:style-name="T62"><text:line-break/></text:span><text:span text:style-name="T5"> <text:s text:c="14"/>CROSS JOIN </text:span><text:span text:style-name="T62"><text:line-break/></text:span><text:span text:style-name="T5"> <text:s text:c="14"/>(</text:span><text:span text:style-name="T62"><text:line-break/></text:span><text:span text:style-name="T5"> <text:s text:c="15"/>SELECT </text:span><text:span text:style-name="T90">COUNT</text:span><text:span text:style-name="T5">(</text:span><text:span text:style-name="T93">*</text:span><text:span text:style-name="T5">) AS AnzahlPositionen</text:span><text:span text:style-name="T62"><text:line-break/></text:span><text:span text:style-name="T5"> <text:s text:c="15"/>FROM inventarBuchungenPositionen ibp2</text:span><text:span text:style-name="T62"><text:line-break/></text:span><text:span text:style-name="T5"> <text:s text:c="15"/>INNER JOIN inventarBuchungen ib2 ON ib2.</text:span><text:span text:style-name="T38">IDInventarBuchungen</text:span><text:span text:style-name="T5"> = ibp2.</text:span><text:span text:style-name="T38">IDInventarBuchungen</text:span><text:span text:style-name="T62"><text:line-break/></text:span><text:span text:style-name="T5"> <text:s text:c="15"/>WHERE</text:span><text:span text:style-name="T62"><text:line-break/></text:span><text:span text:style-name="T5"> <text:s text:c="18"/>ib2.</text:span><text:span text:style-name="T38">IDMitglied</text:span><text:span text:style-name="T5"> = ?</text:span><text:span text:style-name="T62"><text:line-break/></text:span><text:span text:style-name="T5"> <text:s text:c="19"/></text:span><text:span text:style-name="T23">${</text:span><text:span text:style-name="T31">countAbfrageKirterium</text:span><text:span text:style-name="T23">}</text:span><text:span text:style-name="T62"><text:line-break/></text:span><text:span text:style-name="T5"> <text:s text:c="15"/>) AS AnzahlPositionenInfo</text:span><text:span text:style-name="T62"><text:line-break/></text:span><text:span text:style-name="T5"> <text:s text:c="15"/>WHERE</text:span><text:span text:style-name="T62"><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6">leihvorgangArtikel</text:span><text:span text:style-name="T26">(idMitglied, filters = {}) {</text:span><text:line-break/><text:span text:style-name="T26"> <text:s text:c="3"/></text:span><text:span text:style-name="T56">console</text:span><text:span text:style-name="T26">.</text:span><text:span text:style-name="T46">log</text:span><text:span text:style-name="T26">(</text:span><text:span text:style-name="T8">'leihvorgangverwalten idMitglied: '</text:span><text:span text:style-name="T26">, idMitglied);</text:span><text:line-break/><text:span text:style-name="T26"> <text:s text:c="3"/></text:span><text:span text:style-name="T17">return </text:span><text:span text:style-name="T56">Api</text:span><text:span text:style-name="T26">.</text:span><text:span text:style-name="T46">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6">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5">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6">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Buchungen ist leer'</text:span><text:span text:style-name="T26">);</text:span><text:line-break/><text:span text:style-name="T26"> <text:s text:c="11"/></text:span><text:span text:style-name="T17">throw new </text:span><text:span text:style-name="T46">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Benutzer ist leer'</text:span><text:span text:style-name="T26">);</text:span><text:line-break/><text:span text:style-name="T26"> <text:s text:c="11"/></text:span><text:span text:style-name="T17">throw new </text:span><text:span text:style-name="T46">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LagerAktivitaet ist leer'</text:span><text:span text:style-name="T26">);</text:span><text:line-break/><text:span text:style-name="T26"> <text:s text:c="11"/></text:span><text:span text:style-name="T17">throw new </text:span><text:span text:style-name="T46">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6">console</text:span><text:span text:style-name="T26">.</text:span><text:span text:style-name="T46">log</text:span><text:span text:style-name="T26">(</text:span><text:span text:style-name="T8">'veraenderungBestand falscher Wert'</text:span><text:span text:style-name="T26">);</text:span><text:line-break/><text:span text:style-name="T26"> <text:s text:c="11"/></text:span><text:span text:style-name="T17">throw new </text:span><text:span text:style-name="T46">Error</text:span><text:span text:style-name="T26">(</text:span><text:span text:style-name="T8">'veraenderungBestand ist leer'</text:span><text:span text:style-name="T26">); <text:s text:c="7"/>}</text:span><text:line-break/><text:line-break/><text:span text:style-name="T26"> <text:s text:c="7"/></text:span><text:span text:style-name="T52">//Aktuelle BuchungsAktivitaeten</text:span><text:line-break/><text:span text:style-name="T52"> <text:s text:c="7"/>//1 = Zugang</text:span><text:line-break/><text:span text:style-name="T52"> <text:s text:c="7"/>//2 = Abgang</text:span><text:line-break/><text:span text:style-name="T52"> <text:s text:c="7"/>//3 = storno</text:span><text:line-break/><text:line-break/><text:span text:style-name="T52">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6">console</text:span><text:span text:style-name="T26">.</text:span><text:span text:style-name="T46">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6">lagerBestandAenderung</text:span><text:span text:style-name="T26">(menge, idInventarArtikel){</text:span><text:line-break/><text:span text:style-name="T26"> <text:s text:c="7"/></text:span><text:span text:style-name="T52">//Lagerbestands-Änderung vornehmen.</text:span><text:line-break/><text:span text:style-name="T52"> <text:s text:c="7"/>//Für Bestandsänderung</text:span><text:line-break/><text:line-break/><text:span text:style-name="T52">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menge ist leer'</text:span><text:span text:style-name="T26">);</text:span><text:line-break/><text:span text:style-name="T26"> <text:s text:c="11"/></text:span><text:span text:style-name="T17">throw new </text:span><text:span text:style-name="T46">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6">module</text:span><text:span text:style-name="T26">.</text:span><text:span text:style-name="T40">exports </text:span><text:span text:style-name="T26">= Lager;</text:span></text:p>
      <text:p text:style-name="P48"/>
      <text:h text:style-name="P17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5">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5">inventarBuchungen</text:span> zwingend geändert werden muss, da die verliehene Artikel in der <text:span text:style-name="T59">inventarBuchungenPositionen</text:span><text:span text:style-name="T58"> verwaltet werden. </text:span></text:p>
      <text:p text:style-name="P74"/>
      <text:p text:style-name="P9">Die Tabelle <text:span text:style-name="T7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5">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50">//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50">//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50">//Der Gesamtpreis kommt auch über die Abfrage, wird aber in ein separates Element des Objekte member geschrieben</text:span><text:line-break/><text:span text:style-name="T50"> <text:s text:c="5"/></text:span><text:span text:style-name="T20">member.</text:span><text:span text:style-name="T36">gesamtPreis </text:span><text:span text:style-name="T20">= member.</text:span><text:span text:style-name="T36">leihvorgaengeArtikelDetails</text:span><text:span text:style-name="T20">[</text:span><text:span text:style-name="T63">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3">0</text:span><text:span text:style-name="T20">].inventarBuchungenPositionen_Count</text:span><text:line-break/><text:span text:style-name="T20"> <text:s text:c="5"/></text:span><text:span text:style-name="T55">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5">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1">Hierbei ist zu beachten, dass die Daten beim Backend nur einmal abgerufen werden. Dies wird</text:span><text:span text:style-name="T37"> </text:span>durch member.dataLoaded <text:span text:style-name="T82">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3">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4"><text:line-break/></text:span><text:span text:style-name="T21"> <text:s text:c="3"/></text:span><text:span text:style-name="T51">//Wird ein Artikel zurückgegeben, wird dieser hier gespeichert</text:span><text:span text:style-name="T84"><text:line-break/></text:span><text:span text:style-name="T51"> <text:s text:c="3"/>//damit dieser im Hauptformular LeihvorgangVerwalten verarbeitet werden kann</text:span><text:span text:style-name="T84"><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3">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3">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3">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3">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9">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8">&lt;DialogArtikelTausch </text:span><text:span text:style-name="T71">:member</text:span><text:span text:style-name="T4">="</text:span><text:span text:style-name="T36">selectedMember</text:span><text:span text:style-name="T4">"</text:span><text:span text:style-name="T68">/&gt;</text:span></text:p>
      <text:p text:style-name="P85"/>
      <text:p text:style-name="P135">Innerhalb der übergebenen Komponenten kann dann wie folgt darauf zugegriffen werden</text:p>
      <text:p text:style-name="P135"/>
      <text:p text:style-name="P136"><text:span text:style-name="T55">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7">v</text:span>-select <text:span text:style-name="T86">mit Backenddaten füllen </text:span><text:span text:style-name="T9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1">:items</text:span><text:span text:style-name="T4">="</text:span><text:span text:style-name="T36">stateItems</text:span><text:span text:style-name="T4">"</text:span><text:line-break/><text:span text:style-name="T71">:item-title</text:span><text:span text:style-name="T4">="</text:span><text:span text:style-name="T20">pr =&gt; pr.Bezeichnung</text:span><text:span text:style-name="T4">"</text:span><text:line-break/><text:span text:style-name="T71">: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1">v-model</text:span><text:span text:style-name="T4">="</text:span><text:span text:style-name="T36">selectedItem</text:span><text:span text:style-name="T4">"</text:span><text:line-break/><text:span text:style-name="T4"> <text:s text:c="3"/></text:span><text:span text:style-name="T71">:items</text:span><text:span text:style-name="T4">="</text:span><text:span text:style-name="T36">stateItems</text:span><text:span text:style-name="T4">"</text:span><text:line-break/><text:span text:style-name="T4"> <text:s text:c="3"/></text:span><text:span text:style-name="T71">:item-title</text:span><text:span text:style-name="T4">="</text:span><text:span text:style-name="T20">pr =&gt; pr.Bezeichnung</text:span><text:span text:style-name="T4">"</text:span><text:line-break/><text:span text:style-name="T4"> <text:s text:c="3"/></text:span><text:span text:style-name="T71">:item-value</text:span><text:span text:style-name="T4">="</text:span><text:span text:style-name="T20">pr =&gt; pr.IDInventarZustand</text:span><text:span text:style-name="T4">"</text:span><text:line-break/><text:span text:style-name="T4"> <text:s text:c="3"/></text:span><text:span text:style-name="T71">label</text:span><text:span text:style-name="T4">="Bitte den Zustand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68">&gt;&lt;/v-select&gt;</text:span><text:line-break/></text:p>
      <text:p text:style-name="P25"/>
      <text:p text:style-name="Standard">ODER</text:p>
      <text:p text:style-name="P192">Wenn kein Objekt an das v-model übergeben werden soll/muss, dann dieses Vorgehensweise verwenden: auf das „return-object“ verzichten, und <text:s/>title und value wie hier aufführen ohne :</text:p>
      <text:p text:style-name="P192">item-title="ExterneNummer" <text:s/></text:p>
      <text:p text:style-name="P192">item-value="ID"</text:p>
      <text:p text:style-name="P191"><text:span text:style-name="T29"><text:s text:c="2"/></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text:span><text:span text:style-name="T7">ID</text:span><text:span text:style-name="T4">"</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0"/>
      <text:h text:style-name="P177" text:outline-level="2"><text:bookmark-start text:name="__RefHeading___Toc374185_33941504931"/><text:span text:style-name="T87">v</text:span>-select <text:span text:style-name="T86">mit Backenddaten füllen </text:span><text:span text:style-name="T98">(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0">//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5">Math</text:span><text:span text:style-name="T20">.</text:span><text:span text:style-name="T43">round</text:span><text:span text:style-name="T20">(((stateItemsArtikel.</text:span><text:span text:style-name="T36">Preis</text:span><text:span text:style-name="T20">) *</text:span><text:span text:style-name="T63">100</text:span><text:span text:style-name="T20">) /</text:span><text:span text:style-name="T63">100</text:span><text:span text:style-name="T20">).</text:span><text:span text:style-name="T43">toFixed</text:span><text:span text:style-name="T20">(</text:span><text:span text:style-name="T63">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3">0</text:span><text:span text:style-name="T20">, </text:span><text:span text:style-name="T50">//Wenn Bestand 0 dann Eintrag disabled</text:span><text:line-break/><text:line-break/><text:line-break/><text:span text:style-name="T50"> <text:s/></text:span><text:span text:style-name="T20">}</text:span><text:line-break/><text:span text:style-name="T20">}</text:span></text:p>
      <text:p text:style-name="P132"/>
      <text:p text:style-name="P132">Das eigentliche v-select Element wie hier:</text:p>
      <text:p text:style-name="P133"><text:span text:style-name="T68">&lt;v-select</text:span><text:line-break/><text:span text:style-name="T68"> <text:s text:c="3"/></text:span><text:span text:style-name="T71">v-model</text:span><text:span text:style-name="T4">="</text:span><text:span text:style-name="T36">selectedItemNewChoose</text:span><text:span text:style-name="T4">"</text:span><text:line-break/><text:span text:style-name="T4"> <text:s text:c="3"/></text:span><text:span text:style-name="T71">:item-props</text:span><text:span text:style-name="T4">="</text:span><text:span text:style-name="T43">itemProbs</text:span><text:span text:style-name="T4">"</text:span><text:line-break/><text:span text:style-name="T4"> <text:s text:c="3"/></text:span><text:span text:style-name="T71">:items</text:span><text:span text:style-name="T4">="</text:span><text:span text:style-name="T36">stateItemsArtikel</text:span><text:span text:style-name="T4">"</text:span><text:line-break/><text:span text:style-name="T4"> <text:s text:c="3"/></text:span><text:span text:style-name="T71">label</text:span><text:span text:style-name="T4">="Bitte den neuen Artikel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71"> <text:s text:c="3"/></text:span><text:span text:style-name="T36">@update</text:span><text:span text:style-name="T71">:modelValue</text:span><text:span text:style-name="T4">="</text:span><text:span text:style-name="T43">handleSelectionChange</text:span><text:span text:style-name="T4">"</text:span><text:line-break/><text:span text:style-name="T68">&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0">//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p>
      <text:p text:style-name="P88"/>
      <text:p text:style-name="P88">3. Gewünschtes Element an eine vorhande ID binden, WICHTIG, da sonst die Zuordnung nicht funktioniert!</text:p>
      <text:p text:style-name="P89"><text:span text:style-name="T50">&lt;!-- Checkbox wird nur angezeigt, wenn das Panel erweitert ist --&gt;</text:span><text:line-break/><text:span text:style-name="T68">&lt;v-checkbox </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8">&gt;</text:span><text:span text:style-name="T20">offene</text:span><text:span text:style-name="T68">&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0">// Reaktives Objekt zur Verfolgung des Checkbox-Status</text:span><text:line-break/><text:span text:style-name="T15">const </text:span><text:span text:style-name="T30">checkedItems </text:span><text:span text:style-name="T20">= ref({}); </text:span><text:span text:style-name="T50">// { [ID]: Boolean }</text:span></text:p>
      <text:p text:style-name="P90"/>
      <text:p text:style-name="P90">2. v-model und event Listener @change hinzufügen. Hier ist wieder wichtig, dass eine ID übergeben wird bzw. das Objekt bei @change. In diesem Fall item</text:p>
      <text:p text:style-name="P91"><text:span text:style-name="T68">&lt;v-checkbox</text:span><text:line-break/><text:span text:style-name="T68"> <text:s text:c="3"/></text:span><text:span text:style-name="T71">color</text:span><text:span text:style-name="T4">="orange"</text:span><text:line-break/><text:span text:style-name="T4"> <text:s text:c="3"/></text:span><text:span text:style-name="T71">label</text:span><text:span text:style-name="T4">="ausgeliehen"</text:span><text:line-break/><text:soft-page-break/><text:span text:style-name="T4"> <text:s text:c="3"/></text:span><text:span text:style-name="T71">value</text:span><text:span text:style-name="T4">="orange"</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50">// Weitere Logik hier, z.B. API-Aufrufe</text:span><text:line-break/><text:span text:style-name="T20">}</text:span></text:p>
      <text:p text:style-name="P92"/>
      <text:p text:style-name="P94"><text:span text:style-name="T85">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50">//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5">WICHTIG</text:span> ist, damit der Standardwert in der o.g. Funktion funktionert, darf value in der v-checkbox nicht gesetzt sein, sonst funktioniert das nicht!</text:p>
      <text:p text:style-name="P97"/>
      <text:p text:style-name="P98"><text:span text:style-name="T68">&lt;v-checkbox</text:span><text:line-break/><text:span text:style-name="T68"> <text:s text:c="3"/></text:span><text:span text:style-name="T71">class</text:span><text:span text:style-name="T4">="ml-3"</text:span><text:line-break/><text:span text:style-name="T4"> <text:s text:c="3"/></text:span><text:span text:style-name="T71">color</text:span><text:span text:style-name="T4">="orange"</text:span><text:line-break/><text:span text:style-name="T4"> <text:s text:c="3"/></text:span><text:span text:style-name="T71">label</text:span><text:span text:style-name="T4">="ausgelieh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1">@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1">color</text:span><text:span text:style-name="T4">="green"</text:span><text:line-break/><text:span text:style-name="T4"> <text:s text:c="3"/></text:span><text:span text:style-name="T71">label</text:span><text:span text:style-name="T4">="abgeschloss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1">@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7"/>
      <text:p text:style-name="P97"/>
      <text:h text:style-name="Heading_20_2" text:outline-level="2"><text:bookmark-start text:name="__RefHeading___Toc750791_3394150493"/>reactive() <text:span text:style-name="T88">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4">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3">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8">&lt;v-icon</text:span><text:line-break/><text:span text:style-name="T68"> <text:s text:c="3"/></text:span><text:span text:style-name="T71">:color</text:span><text:span text:style-name="T4">="</text:span><text:span text:style-name="T30">itemArtikelDetails</text:span><text:span text:style-name="T20">.inventarBuchungenPositionen_IDinventarBuchungenPositionenStatus === </text:span><text:span text:style-name="T63">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6"/>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50">// Aktualisiere nur die übergebenen Eigenschaften</text:span><text:line-break/><text:span text:style-name="T50">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0">// Füge ein neues Element mit Standardwerten hinzu</text:span><text:line-break/><text:span text:style-name="T50">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50">// Standardwert</text:span><text:line-break/><text:span text:style-name="T50">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50">// Standardwert</text:span><text:line-break/><text:span text:style-name="T50">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5">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101">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hide-details</text:span><text:line-break/><text:span text:style-name="T71"> <text:s text:c="3"/>single-line</text:span><text:line-break/><text:span text:style-name="T71"> <text:s text:c="3"/>class</text:span><text:span text:style-name="T4">="ma-2"</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50">// Wenn kein Suchbegriff eingegeben wurde, alle Artikel zurückgeben</text:span><text:line-break/><text:span text:style-name="T50">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8">&lt;v-list-item</text:span><text:line-break/><text:span text:style-name="T68"> <text:s text:c="3"/></text:span><text:span text:style-name="T71">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1">: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1">class</text:span><text:span text:style-name="T4">="mb-2 mt-2"</text:span><text:span text:style-name="T68">&gt;</text:span></text:p>
      <text:h text:style-name="P178" text:outline-level="2"><text:bookmark-start text:name="__RefHeading___Toc1685223_33941504931"/>vue Suchfunktion <text:span text:style-name="T101">allgemeine</text:span> <text:span text:style-name="T101">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0">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50">// Wenn kein Suchbegriff eingegeben wurde, gib alle Mitglieder zurück</text:span><text:line-break/><text:span text:style-name="T50">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50">// Ansonsten filtere die Mitglieder basierend auf dem Suchbegriff</text:span><text:line-break/><text:span text:style-name="T50">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45"/>
      <text:p text:style-name="P80"><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span text:style-name="T68"> <text:s/></text:span><text:span text:style-name="T50">&lt;!-- Erstes Level --&gt;</text:span><text:line-break/><text:span text:style-name="T50"> <text:s/></text:span><text:span text:style-name="T68">&lt;v-expansion-panel</text:span><text:line-break/><text:span text:style-name="T68"> <text:s text:c="5"/></text:span><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1">: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1">: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1">class</text:span><text:span text:style-name="T4">="mb-1"</text:span><text:span text:style-name="T68">&gt;</text:span><text:line-break/><text:span text:style-name="T68"> <text:s text:c="3"/>&lt;v-expansion-panel-title </text:span><text:span text:style-name="T71">@click</text:span><text:span text:style-name="T4">="</text:span><text:span text:style-name="T43">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single-line</text:span><text:line-break/><text:span text:style-name="T71"> <text:s text:c="3"/>class</text:span><text:span text:style-name="T4">="ma-2"</text:span><text:line-break/><text:span text:style-name="T4"> <text:s text:c="3"/></text:span><text:span text:style-name="T71">clearable</text:span><text:line-break/><text:span text:style-name="T71">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5">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5">return </text:span><text:span text:style-name="T20">status === </text:span><text:span text:style-name="T63">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0">//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0">//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6">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5">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8">&lt;DialogRuecknahme </text:span><text:span text:style-name="T71">v-if</text:span><text:span text:style-name="T4">="</text:span><text:span text:style-name="T43">showDialogRuecknahme</text:span><text:span text:style-name="T4">" </text:span><text:span text:style-name="T71">:member</text:span><text:span text:style-name="T4">="</text:span><text:span text:style-name="T36">selectedMember</text:span><text:span text:style-name="T4">" </text:span><text:span text:style-name="T68">/&gt;</text:span></text:p>
      <text:p text:style-name="P123"/>
      <text:p text:style-name="P125"/>
      <text:p text:style-name="P125"/>
      <text:p text:style-name="P125"><text:span text:style-name="T95">In </text:span>DialogRuecknahme <text:span text:style-name="T95">props definieren, nimmt das Objekt member von LeihvorgangVerwalten entgegen:</text:span></text:p>
      <text:p text:style-name="P124"><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span text:style-name="T20">,</text:span><text:line-break/><text:span text:style-name="T20">})</text:span></text:p>
      <text:p text:style-name="P123"/>
      <text:p text:style-name="P127">Beim speichern Funktion dialogSave() in DialogRuecknahme das Objekt wieder an Leihv<text:span text:style-name="T97">o</text:span>r<text:span text:style-name="T97">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5">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50">//Die Rücknahme an das Backend übermitteln</text:span><text:line-break/><text:span text:style-name="T50">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5">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5">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5">console</text:span><text:span text:style-name="T20">.</text:span><text:span text:style-name="T43">log</text:span><text:span text:style-name="T20">(</text:span><text:span text:style-name="T4">'getShowDialogRuecknahmeArtikel'</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50">//reload der Artikel veranlassen</text:span><text:line-break/><text:span text:style-name="T50"> <text:s/></text:span><text:span text:style-name="T15">const </text:span><text:span text:style-name="T30">idMitglied </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5">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5">console</text:span><text:span text:style-name="T20">.</text:span><text:span text:style-name="T43">log</text:span><text:span text:style-name="T20">(</text:span><text:span text:style-name="T4">'getShowAusgeliehenAbgeschlossen.idMitglied'</text:span><text:span text:style-name="T20">,</text:span><text:span text:style-name="T55">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text:bookmark-start text:name="__DdeLink__112731_2578173521"/><text:span text:style-name="T119">DialogNummerAendern.vue ö</text:span>ffnen einer Dialog Komponente mit vuex-Store:<text:bookmark-end text:name="__RefHeading___Toc1801581_3394150493"/><text:bookmark-end text:name="__DdeLink__112731_2578173521"/></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5">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5">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8">&lt;v-dialog</text:span><text:line-break/><text:span text:style-name="T68"> <text:s text:c="3"/></text:span><text:span text:style-name="T71">v-model</text:span><text:span text:style-name="T4">="</text:span><text:span text:style-name="T36">showDialog</text:span><text:span text:style-name="T4">"</text:span><text:line-break/><text:span text:style-name="T4"> <text:s text:c="3"/></text:span><text:span text:style-name="T71">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text:soft-page-break/>und fertig</text:p>
      <text:p text:style-name="P129"/>
      <text:h text:style-name="Heading_20_2" text:outline-level="2"><text:bookmark-start text:name="__RefHeading___Toc35315_2902930553"/><text:span text:style-name="T10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3">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2">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3">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3">leihvorgaengeArtikelDetails</text:span></text:p>
      <text:p text:style-name="P153"><text:soft-page-break/>Das Unterobjekt <text:span text:style-name="T103">leihvorgaengeArtikelDetails </text:span>wird in der Funktion expansionForLeihvorgang gemappt, damit die Spaltenn<text:span text:style-name="T107">a</text:span>m<text:span text:style-name="T107">e</text:span>n im Backend nicht zu lange sind, jedoch im Frontend gut lesbar und eine klare Aussage<text:span text:style-name="T108">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4">[</text:span></text:p>
      <text:p text:style-name="P150">{</text:p>
      <text:p text:style-name="Standard"><text:span text:style-name="T10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103">leihvorgaengeMitgliederAbrufen </text:span>zugeordnet.</text:p>
      <text:p text:style-name="P151"><text:span text:style-name="T105">l</text:span>eihvorgaengeMitgliederAbrufen.gesamtPreis</text:p>
      <text:p text:style-name="P151"><text:span text:style-name="T105">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9">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h text:style-name="Heading_20_2" text:outline-level="2"><text:bookmark-start text:name="__RefHeading___Toc31313_2578173521"/><text:bookmark-start text:name="__DdeLink__75738_2578173521"/>cartItem<text:span text:style-name="T112">s</text:span><text:bookmark-end text:name="__DdeLink__75738_2578173521"/> Inhalt Warenkorb, <text:span text:style-name="T110">Speichertort vuex-Store</text:span><text:bookmark-end text:name="__RefHeading___Toc31313_2578173521"/></text:h>
      <text:p text:style-name="P165">Daten kommen aus dem Backend, <text:span text:style-name="T111">werden über die Komponenten Artikel.vue geladen.</text:span></text:p>
      <text:p text:style-name="P165"><text:span text:style-name="T111">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17">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3">}</text:p>
      <text:p text:style-name="P206"/>
      <text:p text:style-name="P204">Im Frontend werden die Daten in Artikel.vue an den vuex-Store übergeben:</text:p>
      <text:p text:style-name="P205"/>
      <text:p text:style-name="P204"><text:s text:c="4"/>const cartItem = {</text:p>
      <text:p text:style-name="P204"><text:s text:c="6"/>IDInventarArtikel: item.IDInventarArtikel, // Artikel-ID</text:p>
      <text:p text:style-name="P204"><text:s text:c="6"/>ArtikelBezeichnung: item.ArtikelBezeichnung, // Artikelbezeichnung</text:p>
      <text:p text:style-name="P204"><text:s text:c="6"/>Konfektionsgroesse: item.Konfektionsgroesse, // Größe</text:p>
      <text:p text:style-name="P204"><text:s text:c="6"/>Farbe: item.Farbe, // Farbe</text:p>
      <text:p text:style-name="P204"><text:s text:c="6"/>Preis: item.Preis, // Preis</text:p>
      <text:p text:style-name="P204"><text:s text:c="6"/>Menge: item.selectedQuantity, // Menge</text:p>
      <text:p text:style-name="P204"><text:s text:c="6"/>Bildpfad: item.Bildpfad,</text:p>
      <text:p text:style-name="P204"><text:s text:c="6"/>Bestand: item.Bestand,</text:p>
      <text:p text:style-name="P204"><text:s text:c="6"/>ExterneInventarNummerPflicht: item.externeInventarNummerPflicht,</text:p>
      <text:p text:style-name="P204"><text:s text:c="6"/>IDInventarKategorie: item.IDInventarKategorie,</text:p>
      <text:p text:style-name="P204"><text:s text:c="6"/>externeID: [],</text:p>
      <text:p text:style-name="P204"><text:s text:c="4"/>}</text:p>
      <text:p text:style-name="P204"><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3">0</text:span><text:line-break/><text:span text:style-name="T63">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3">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RefHeading___Toc31317_2578173521"/><text:bookmark-start text:name="__DdeLink__20746_2578173521"/>DialogExterneNummer.vue <text:span text:style-name="T11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4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5">r</text:span> immer nur den Text“ in der Externen Nummer <text:span text:style-name="T115">gefallen ist</text:span>!</text:p>
      <text:p text:style-name="P195"><text:span text:style-name="T29"><text:s/></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ExterneNummer"</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4"/>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96"/>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89"><text:span text:style-name="Source_20_Text"><text:s text:c="2"/>return inventarExterneNummern.value.filter(option =&gt; !selectedIDs.includes(option.</text:span><text:span text:style-name="Source_20_Text"><text:span text:style-name="T116">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9"><text:span text:style-name="Strong_20_Emphasis">Parameter</text:span>: <text:span text:style-name="Source_20_Text">index</text:span> ist der Index des aktuellen <text:span text:style-name="Source_20_Text">&lt;v-select&gt;</text:span>.</text:p>
        </text:list-item>
        <text:list-item>
          <text:p text:style-name="P248"><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50"><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50"><text:span text:style-name="Strong_20_Emphasis"><text:span text:style-name="Source_20_Text">.map((item, idx) =&gt; idx !== index ? item : null)</text:span></text:span>:</text:p>
          <text:list>
            <text:list-item>
              <text:p text:style-name="P251"><text:soft-page-break/><text:span text:style-name="Strong_20_Emphasis"><text:span text:style-name="Source_20_Text">item</text:span></text:span>: Der aktuelle Wert im Array (eine ausgewählte ID).</text:p>
            </text:list-item>
            <text:list-item>
              <text:p text:style-name="P251"><text:span text:style-name="Strong_20_Emphasis"><text:span text:style-name="Source_20_Text">idx</text:span></text:span>: Der Index des aktuellen Elements im Array.</text:p>
            </text:list-item>
            <text:list-item>
              <text:p text:style-name="P251"><text:span text:style-name="Strong_20_Emphasis">Bedingung</text:span>: <text:span text:style-name="Source_20_Text">idx !== index</text:span></text:p>
              <text:list>
                <text:list-item>
                  <text:p text:style-name="P251"><text:span text:style-name="Strong_20_Emphasis">Wenn wahr</text:span> (<text:span text:style-name="Source_20_Text">idx</text:span> ist nicht gleich dem aktuellen <text:span text:style-name="Source_20_Text">index</text:span>):</text:p>
                  <text:list>
                    <text:list-item>
                      <text:p text:style-name="P251">Behalte <text:span text:style-name="Source_20_Text">item</text:span> bei.</text:p>
                    </text:list-item>
                  </text:list>
                </text:list-item>
                <text:list-item>
                  <text:p text:style-name="P251"><text:span text:style-name="Strong_20_Emphasis">Wenn falsch</text:span> (<text:span text:style-name="Source_20_Text">idx</text:span> ist gleich dem aktuellen <text:span text:style-name="Source_20_Text">index</text:span>):</text:p>
                  <text:list>
                    <text:list-item>
                      <text:p text:style-name="P251">Setze <text:span text:style-name="Source_20_Text">item</text:span> auf <text:span text:style-name="Source_20_Text">null</text:span>.</text:p>
                    </text:list-item>
                  </text:list>
                </text:list-item>
              </text:list>
            </text:list-item>
            <text:list-item>
              <text:p text:style-name="P251"><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50"><text:span text:style-name="Strong_20_Emphasis"><text:span text:style-name="Source_20_Text">.filter(item =&gt; item !== null)</text:span></text:span>:</text:p>
          <text:list>
            <text:list-item>
              <text:p text:style-name="P251">Entfernt alle <text:span text:style-name="Source_20_Text">null</text:span>-Werte aus dem Array.</text:p>
            </text:list-item>
            <text:list-item>
              <text:p text:style-name="P250"><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53"><text:span text:style-name="Strong_20_Emphasis"><text:span text:style-name="Source_20_Text">map</text:span></text:span><text:span text:style-name="Strong_20_Emphasis">-Ergebnis</text:span>:</text:p>
          <text:list>
            <text:list-item>
              <text:p text:style-name="P253"><text:span text:style-name="Source_20_Text">idx = 0</text:span>: <text:span text:style-name="Source_20_Text">0 !== 1</text:span> ⇒ <text:span text:style-name="Source_20_Text">true</text:span> ⇒ Behalte <text:span text:style-name="Source_20_Text">item</text:span> (1).</text:p>
            </text:list-item>
            <text:list-item>
              <text:p text:style-name="P253"><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3"><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3"><text:span text:style-name="Strong_20_Emphasis">Array nach </text:span><text:span text:style-name="Strong_20_Emphasis"><text:span text:style-name="Source_20_Text">map</text:span></text:span>: <text:span text:style-name="Source_20_Text">[1, null, 3]</text:span>.</text:p>
        </text:list-item>
        <text:list-item>
          <text:p text:style-name="P252"><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54"><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4"><text:span text:style-name="Strong_20_Emphasis"><text:span text:style-name="Source_20_Text">.filter(option =&gt; !selectedIDs.includes(option.IDinventarExterneNummern))</text:span></text:span>:</text:p>
          <text:list>
            <text:list-item>
              <text:p text:style-name="P255">Iteriert über jede Option.</text:p>
            </text:list-item>
            <text:list-item>
              <text:p text:style-name="P255"><text:span text:style-name="Strong_20_Emphasis">Bedingung</text:span>: <text:span text:style-name="Source_20_Text">!selectedIDs.includes(option.IDinventarExterneNummern)</text:span></text:p>
              <text:list>
                <text:list-item>
                  <text:p text:style-name="P255"><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5"><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4"><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56">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1744520847" text:style-name="L27">
        <text:list-item>
          <text:p text:style-name="P258"><text:span text:style-name="Strong_20_Emphasis">Filter-Ergebnisse</text:span>:</text:p>
          <text:list>
            <text:list-item>
              <text:p text:style-name="P258">Option mit ID 1: Ausgeschlossen (bereits ausgewählt).</text:p>
            </text:list-item>
            <text:list-item>
              <text:p text:style-name="P258">Option mit ID 2: Behalten.</text:p>
            </text:list-item>
            <text:list-item>
              <text:p text:style-name="P258">Option mit ID 3: Ausgeschlossen (bereits ausgewählt).</text:p>
            </text:list-item>
            <text:list-item>
              <text:p text:style-name="P257">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9"><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9"><text:span text:style-name="Strong_20_Emphasis">Schritte</text:span>:</text:p>
          <text:list>
            <text:list-item>
              <text:p text:style-name="P260"><text:span text:style-name="Strong_20_Emphasis">Sammle die ausgewählten IDs aus anderen </text:span><text:span text:style-name="Strong_20_Emphasis"><text:span text:style-name="Source_20_Text">&lt;v-select&gt;</text:span></text:span>:</text:p>
              <text:list>
                <text:list-item>
                  <text:p text:style-name="P260">Erstelle ein Array <text:span text:style-name="Source_20_Text">selectedIDs</text:span>, das alle ausgewählten IDs außer der aktuellen enthält.</text:p>
                </text:list-item>
              </text:list>
            </text:list-item>
            <text:list-item>
              <text:p text:style-name="P260"><text:span text:style-name="Strong_20_Emphasis">Filtere die verfügbaren Optionen</text:span>:</text:p>
              <text:list>
                <text:list-item>
                  <text:p text:style-name="P260">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60"><text:soft-page-break/><text:span text:style-name="Strong_20_Emphasis">Rückgabe</text:span>:</text:p>
              <text:list>
                <text:list-item>
                  <text:p text:style-name="P259">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89"><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570742063" text:style-name="L29">
        <text:list-item>
          <text:p text:style-name="P262"><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2"><text:span text:style-name="Strong_20_Emphasis"><text:span text:style-name="Source_20_Text">v-model</text:span></text:span>: Bindet den ausgewählten Wert an <text:span text:style-name="Source_20_Text">textInventarNummern[index]</text:span>.</text:p>
        </text:list-item>
        <text:list-item>
          <text:p text:style-name="P262"><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61"><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64"><text:span text:style-name="Strong_20_Emphasis">Vermeidung von Duplikaten</text:span>: Verhindert, dass der Benutzer dieselbe externe Nummer mehrfach auswählt.</text:p>
        </text:list-item>
        <text:list-item>
          <text:p text:style-name="P264"><text:span text:style-name="Strong_20_Emphasis">Dynamische Aktualisierung</text:span>: Wenn der Benutzer eine Auswahl ändert, aktualisiert sich die Liste der verfügbaren Optionen automatisch.</text:p>
        </text:list-item>
        <text:list-item>
          <text:p text:style-name="P263"><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66"><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6"><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5"><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127358243" text:style-name="L32">
        <text:list-item>
          <text:p text:style-name="P268"><text:span text:style-name="Strong_20_Emphasis">Validierung</text:span>: Ergänze eine Überprüfung, um sicherzustellen, dass alle erforderlichen Felder ausgefüllt sind.</text:p>
        </text:list-item>
        <text:list-item>
          <text:p text:style-name="P268"><text:span text:style-name="Strong_20_Emphasis">Fehlerbehandlung</text:span>: Füge Meldungen hinzu, wenn keine verfügbaren Optionen mehr vorhanden sind.</text:p>
        </text:list-item>
        <text:list-item>
          <text:p text:style-name="P267"><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2683699000" text:style-name="L33">
        <text:list-item>
          <text:p text:style-name="P269"><text:span text:style-name="Strong_20_Emphasis"><text:span text:style-name="Source_20_Text">inventarExterneNummern.value</text:span></text:span>:</text:p>
          <text:p text:style-name="P186">javascript</text:p>
          <text:p text:style-name="P186">Copy code</text:p>
          <text:p text:style-name="P187"><text:span text:style-name="Source_20_Text">[</text:span></text:p>
          <text:p text:style-name="P187"><text:span text:style-name="Source_20_Text"><text:s text:c="2"/>{ IDinventarExterneNummern: 1, ExterneNummer: 'Nummer1' },</text:span></text:p>
          <text:p text:style-name="P187"><text:span text:style-name="Source_20_Text"><text:s text:c="2"/>{ IDinventarExterneNummern: 2, ExterneNummer: 'Nummer2' },</text:span></text:p>
          <text:p text:style-name="P187"><text:span text:style-name="Source_20_Text"><text:s text:c="2"/>{ IDinventarExterneNummern: 3, ExterneNummer: 'Nummer3' }</text:span></text:p>
          <text:p text:style-name="P188"><text:span text:style-name="Source_20_Text">]</text:span></text:p>
        </text:list-item>
        <text:list-item>
          <text:p text:style-name="P269"><text:span text:style-name="Strong_20_Emphasis">Aktuelle Auswahl (</text:span><text:span text:style-name="Strong_20_Emphasis"><text:span text:style-name="Source_20_Text">textInventarNummern.value</text:span></text:span><text:span text:style-name="Strong_20_Emphasis">)</text:span>:</text:p>
          <text:p text:style-name="P186">javascript</text:p>
          <text:p text:style-name="P186">Copy code</text:p>
          <text:p text:style-name="P188"><text:span text:style-name="Source_20_Text">[1, null, 3]</text:span></text:p>
        </text:list-item>
        <text:list-item>
          <text:p text:style-name="P269"><text:span text:style-name="Strong_20_Emphasis">Aufruf von </text:span><text:span text:style-name="Strong_20_Emphasis"><text:span text:style-name="Source_20_Text">getAvailableOptions(1)</text:span></text:span>:</text:p>
          <text:list>
            <text:list-item>
              <text:p text:style-name="P270"><text:span text:style-name="Strong_20_Emphasis">Berechnung von </text:span><text:span text:style-name="Strong_20_Emphasis"><text:span text:style-name="Source_20_Text">selectedIDs</text:span></text:span>:</text:p>
              <text:list>
                <text:list-item>
                  <text:p text:style-name="P270"><text:span text:style-name="Source_20_Text">index</text:span> ist <text:span text:style-name="Source_20_Text">1</text:span>, also schließen wir den Wert an Position <text:span text:style-name="Source_20_Text">1</text:span> aus.</text:p>
                </text:list-item>
                <text:list-item>
                  <text:p text:style-name="P270"><text:span text:style-name="Source_20_Text">selectedIDs</text:span> wird zu <text:span text:style-name="Source_20_Text">[1, 3]</text:span>.</text:p>
                </text:list-item>
              </text:list>
            </text:list-item>
            <text:list-item>
              <text:p text:style-name="P270"><text:span text:style-name="Strong_20_Emphasis">Filterung der Optionen</text:span>:</text:p>
              <text:list>
                <text:list-item>
                  <text:p text:style-name="P270">Verfügbare Optionen sind diejenigen, deren IDs nicht in <text:span text:style-name="Source_20_Text">[1, 3]</text:span> sind.</text:p>
                </text:list-item>
                <text:list-item>
                  <text:p text:style-name="P269">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6"/>
      <text:p text:style-name="P196"/>
      <text:h text:style-name="Heading_20_2" text:outline-level="2"><text:soft-page-break/>Array erzeugen um die externeID (ExterneInventarNummer) an das Backend zu senden:</text:h>
      <text:p text:style-name="P271">Leihvorgang.vue</text:p>
      <text:p text:style-name="P197">Das hier funtktioniert soweit, ABER es erzeugt ein verschachteltes Array, das nicht ohne weiter </text:p>
      <text:p text:style-name="P197">iteriert werden kann.</text:p>
      <text:p text:style-name="P198"><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6">vergebenAm</text:span><text:span text:style-name="T4"> = </text:span><text:span text:style-name="T91">now</text:span><text:span text:style-name="T4">() WHERE </text:span><text:span text:style-name="T36">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3">execute</text:span><text:span text:style-name="T20">(</text:span><text:span text:style-name="T30">sql</text:span><text:span text:style-name="T20">, [</text:span><text:span text:style-name="T30">item</text:span><text:span text:style-name="T20">.ExterneNummer])</text:span><text:line-break/><text:span text:style-name="T20">}</text:span></text:p>
      <text:p text:style-name="P197"/>
      <text:p text:style-name="P197">Soll ein flaches Array erzeugt werden, dann so:</text:p>
      <text:p text:style-name="P197"/>
      <text:p text:style-name="P198"><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text:span><text:span text:style-name="T15">if</text:span><text:span text:style-name="T20">(</text:span><text:span text:style-name="T30">item</text:span><text:span text:style-name="T20">.</text:span><text:span text:style-name="T36">ExterneInventarNummerPflicht </text:span><text:span text:style-name="T20">=== </text:span><text:span text:style-name="T63">1</text:span><text:span text:style-name="T20">){</text:span><text:line-break/><text:span text:style-name="T20"> <text:s text:c="3"/></text:span><text:span text:style-name="T30">externeInventarNummer</text:span><text:span text:style-name="T20">.</text:span><text:span text:style-name="T43">push</text:span><text:span text:style-name="T20">(...</text:span><text:span text:style-name="T30">item</text:span><text:span text:style-name="T20">.</text:span><text:span text:style-name="T36">externeID</text:span><text:span text:style-name="T20">);</text:span><text:line-break/><text:span text:style-name="T20"> <text:s/>}</text:span><text:line-break/><text:span text:style-name="T20">}</text:span></text:p>
      <text:p text:style-name="P197"/>
      <text:p text:style-name="P199">AUCH sehr wichtig. Es ist ein Riesen Unterschied ob mit for in oder for of iteriert wird!</text:p>
      <text:h text:style-name="Heading_20_2" text:outline-level="2">Vuex-Store showDialogExterneInventarNummer Inhalt:</text:h>
      <text:p text:style-name="P200">//Übergabe der Daten aus cartItems vuex-Store</text:p>
      <text:p text:style-name="P200"/>
      <text:p text:style-name="P202">showDialog: true,</text:p>
      <text:p text:style-name="P202">Menge: menge,</text:p>
      <text:p text:style-name="P201">idArtikel: idArtikel,</text:p>
      <text:p text:style-name="P201">externeInventarNummerPflicht: externeInventarNummerPflicht,</text:p>
      <text:p text:style-name="P201"><text:bookmark-start text:name="__DdeLink__82806_2578173521"/>idInventarKategorie<text:bookmark-end text:name="__DdeLink__82806_2578173521"/>: idInventarKategorie,</text:p>
      <text:p text:style-name="P201"/>
      <text:h text:style-name="Heading_20_2" text:outline-level="2">Vuex-Store showDialogArtikelTausch:</text:h>
      <text:p text:style-name="P207"/>
      <text:p text:style-name="P207">{</text:p>
      <text:p text:style-name="P207"><text:s text:c="2"/>"showDialog": true,</text:p>
      <text:p text:style-name="P207"><text:s text:c="2"/>"artikelDetails": {</text:p>
      <text:p text:style-name="P207"><text:s text:c="4"/>"konfektionsGroesse_Konfektionsgroesse": "XL",</text:p>
      <text:p text:style-name="P207"><text:s text:c="4"/>"ia_Bildpfad": "/images/artikel/Dicker_Peter_schwarz.jpg",</text:p>
      <text:p text:style-name="P207"><text:s text:c="4"/>"ia_ArtikelBezeichnung": "Dicker Peter",</text:p>
      <text:p text:style-name="P207"><text:s text:c="4"/>"ibp_Menge": 1,</text:p>
      <text:p text:style-name="P207"><text:s text:c="4"/>"farbe": "schwarz",</text:p>
      <text:p text:style-name="P207"><text:s text:c="4"/>"<text:bookmark-start text:name="__DdeLink__101741_2578173521"/>ibp_externeInventarNummer<text:bookmark-end text:name="__DdeLink__101741_2578173521"/>": "",</text:p>
      <text:p text:style-name="P207"><text:s text:c="4"/>"ibp_Preis": "10.00",</text:p>
      <text:p text:style-name="P207"><text:s text:c="4"/>"ibp_IDinventarBuchungenPositionen": 176,</text:p>
      <text:p text:style-name="P207"><text:s text:c="4"/>"ibp_Bezeichnung": "ausgeliehen Tausch",</text:p>
      <text:p text:style-name="P207"><text:s text:c="4"/>"ibp_IDinventarBuchungenPositionenStatus": 7,</text:p>
      <text:p text:style-name="P207"><text:s text:c="4"/>"ibp_StatusDatum": "2024-11-13T14:36:46.000Z",</text:p>
      <text:p text:style-name="P207"><text:s text:c="4"/>"iz_Bezeichnung": null,</text:p>
      <text:p text:style-name="P207"><text:s text:c="4"/>"ibp_Bemerkung": null,</text:p>
      <text:p text:style-name="P207"><text:s text:c="4"/>"ibp_GesamtPreis": "55.00",</text:p>
      <text:p text:style-name="P207"><text:s text:c="4"/>"ibp_Count": 7,</text:p>
      <text:p text:style-name="P207"><text:soft-page-break/><text:s text:c="4"/>"ia_IDInventarKategorie": 4,</text:p>
      <text:p text:style-name="P207"><text:s text:c="4"/>"ibp_IDInventarBuchungen": 35,</text:p>
      <text:p text:style-name="P207"><text:s text:c="4"/>"ia_IDInventarArtikel": 7,</text:p>
      <text:p text:style-name="P207"><text:s text:c="4"/>"ia_externeInventarNummerPflicht": 0</text:p>
      <text:p text:style-name="P207"><text:s text:c="2"/>}</text:p>
      <text:p text:style-name="P207">}</text:p>
      <text:p text:style-name="P207"/>
      <text:h text:style-name="P179" text:outline-level="2">Vuex-Store <text:span text:style-name="T118">s</text:span>howDialogRuecknahmeArtikel:</text:h>
      <text:p text:style-name="P207"/>
      <text:p text:style-name="P207">{</text:p>
      <text:p text:style-name="P207"><text:s text:c="2"/>"showDialog": true,</text:p>
      <text:p text:style-name="P207"><text:s text:c="2"/>"IDinventarBuchungenPositionen": 182,</text:p>
      <text:p text:style-name="P207"><text:s text:c="2"/>"bemerkung": "",</text:p>
      <text:p text:style-name="P207"><text:s text:c="2"/>"artikelDetails": {</text:p>
      <text:p text:style-name="P207"><text:s text:c="4"/>"konfektionsGroesse_Konfektionsgroesse": "XL",</text:p>
      <text:p text:style-name="P207"><text:s text:c="4"/>"ia_Bildpfad": "/images/artikel/Bluse_schwarz.jpg",</text:p>
      <text:p text:style-name="P207"><text:s text:c="4"/>"ia_ArtikelBezeichnung": "Hexen-Bluse",</text:p>
      <text:p text:style-name="P207"><text:s text:c="4"/>"ibp_Menge": 1,</text:p>
      <text:p text:style-name="P207"><text:s text:c="4"/>"farbe": "schwarz",</text:p>
      <text:p text:style-name="P207"><text:s text:c="4"/>"<text:bookmark-start text:name="__DdeLink__117374_2578173521"/>ibp_externeInventarNummer<text:bookmark-end text:name="__DdeLink__117374_2578173521"/>": "P10-2024-WH",</text:p>
      <text:p text:style-name="P207"><text:s text:c="4"/>"ibp_Preis": "7.00",</text:p>
      <text:p text:style-name="P207"><text:s text:c="4"/>"ibp_IDinventarBuchungenPositionen": 182,</text:p>
      <text:p text:style-name="P207"><text:s text:c="4"/>"ibp_Bezeichnung": "ausgeliehen Tausch",</text:p>
      <text:p text:style-name="P207"><text:s text:c="4"/>"ibp_IDinventarBuchungenPositionenStatus": 7,</text:p>
      <text:p text:style-name="P207"><text:s text:c="4"/>"ibp_StatusDatum": "2024-11-13T15:03:29.000Z",</text:p>
      <text:p text:style-name="P207"><text:s text:c="4"/>"iz_Bezeichnung": null,</text:p>
      <text:p text:style-name="P207"><text:s text:c="4"/>"ibp_Bemerkung": null,</text:p>
      <text:p text:style-name="P207"><text:s text:c="4"/>"ibp_GesamtPreis": "21.00",</text:p>
      <text:p text:style-name="P207"><text:s text:c="4"/>"ibp_Count": 3,</text:p>
      <text:p text:style-name="P207"><text:s text:c="4"/>"ia_IDInventarKategorie": 2,</text:p>
      <text:p text:style-name="P207"><text:s text:c="4"/>"ibp_IDInventarBuchungen": 36,</text:p>
      <text:p text:style-name="P207"><text:s text:c="4"/>"<text:bookmark-start text:name="__DdeLink__113541_2578173521"/>ia_IDInventarArtikel<text:bookmark-end text:name="__DdeLink__113541_2578173521"/>": 11,</text:p>
      <text:p text:style-name="P207"><text:s text:c="4"/>"<text:bookmark-start text:name="__DdeLink__107583_2578173521"/>ia_externeInventarNummerPflicht<text:bookmark-end text:name="__DdeLink__107583_2578173521"/>": 0</text:p>
      <text:p text:style-name="P207"><text:s text:c="2"/>},</text:p>
      <text:p text:style-name="P207"><text:s text:c="2"/>"artikelZustand": "",</text:p>
      <text:p text:style-name="P207"><text:s text:c="2"/>"memberName": "Jonathan König",</text:p>
      <text:p text:style-name="P207"><text:s text:c="2"/>"idMitglied": 209923012</text:p>
      <text:p text:style-name="P207">}</text:p>
      <text:p text:style-name="P207"/>
      <text:h text:style-name="Heading_20_2" text:outline-level="2">v-select <text:span text:style-name="T120">und v-textfield </text:span>Design-Varianten</text:h>
      <text:p text:style-name="P272">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180" text:outline-level="2"><text:soft-page-break/>v-select Design-Varianten</text:h>
      <text:p text:style-name="P273"><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6T13:37:08.065759518</dc:date>
    <meta:editing-duration>P27DT12H41M55S</meta:editing-duration>
    <meta:editing-cycles>129</meta:editing-cycles>
    <meta:document-statistic meta:table-count="0" meta:image-count="0" meta:object-count="0" meta:page-count="52" meta:paragraph-count="1138" meta:word-count="8934" meta:character-count="84032" meta:non-whitespace-character-count="72159"/>
  </office:meta>
</office:document-meta>
</file>